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Calibri" svg:font-family="Calibri" style:font-family-generic="roman" style:font-pitch="variable"/>
    <style:font-face style:name="Calibri1" svg:font-family="Calibri" style:font-adornments="Bold" style:font-family-generic="swiss"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style:style>
    <style:style style:name="P3" style:family="paragraph" style:parent-style-name="Standard">
      <style:text-properties officeooo:paragraph-rsid="00160e0b"/>
    </style:style>
    <style:style style:name="P4" style:family="paragraph" style:parent-style-name="Standard">
      <style:paragraph-properties fo:margin-top="0in" fo:margin-bottom="0.139in" style:contextual-spacing="false" fo:line-height="115%" fo:text-align="start" style:justify-single-word="false" fo:orphans="2" fo:widows="2" style:writing-mode="lr-tb"/>
      <style:text-properties officeooo:rsid="00160e0b" officeooo:paragraph-rsid="00160e0b"/>
    </style:style>
    <style:style style:name="P5" style:family="paragraph" style:parent-style-name="Text_20_body">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officeooo:paragraph-rsid="00160e0b" fo:background-color="transparent"/>
    </style:style>
    <style:style style:name="P6" style:family="paragraph" style:parent-style-name="Text_20_body">
      <loext:graphic-properties draw:fill="none" draw:fill-color="#ffffff"/>
      <style:paragraph-properties fo:margin-left="0in" fo:margin-right="0in" fo:text-indent="0in" style:auto-text-indent="false" fo:background-color="transparent" style:writing-mode="lr-tb"/>
      <style:text-properties officeooo:paragraph-rsid="00160e0b" fo:background-color="transparent"/>
    </style:style>
    <style:style style:name="P7"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fo:background-color="transparent"/>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paragraph-properties fo:margin-top="0.139in" fo:margin-bottom="0.1965in" style:contextual-spacing="false"/>
    </style:style>
    <style:style style:name="P11" style:family="paragraph" style:parent-style-name="Heading_20_2">
      <style:paragraph-properties fo:margin-top="0.139in" fo:margin-bottom="0.1965in" style:contextual-spacing="false"/>
    </style:style>
    <style:style style:name="P12" style:family="paragraph" style:parent-style-name="Heading_20_4">
      <style:paragraph-properties fo:margin-top="0.139in" fo:margin-bottom="0.1965in" style:contextual-spacing="false"/>
    </style:style>
    <style:style style:name="P13" style:family="paragraph" style:parent-style-name="Heading_20_2">
      <style:text-properties officeooo:paragraph-rsid="001b459d"/>
    </style:style>
    <style:style style:name="P14" style:family="paragraph" style:parent-style-name="Heading_20_3">
      <style:text-properties officeooo:paragraph-rsid="001b459d"/>
    </style:style>
    <style:style style:name="P15" style:family="paragraph" style:parent-style-name="Horizontal_20_Line">
      <style:text-properties officeooo:paragraph-rsid="001b459d"/>
    </style:style>
    <style:style style:name="P16" style:family="paragraph" style:parent-style-name="Text_20_body">
      <style:text-properties officeooo:paragraph-rsid="001b459d"/>
    </style:style>
    <style:style style:name="P17" style:family="paragraph" style:parent-style-name="Text_20_body">
      <style:paragraph-properties fo:margin-left="0in" fo:margin-right="0in" fo:text-indent="0in" style:auto-text-indent="false"/>
      <style:text-properties officeooo:paragraph-rsid="001b459d"/>
    </style:style>
    <style:style style:name="P18" style:family="paragraph" style:parent-style-name="Standard">
      <style:text-properties officeooo:paragraph-rsid="001b459d"/>
    </style:style>
    <style:style style:name="P19" style:family="paragraph" style:parent-style-name="Standard">
      <style:paragraph-properties fo:margin-top="0.3335in" fo:margin-bottom="0in" style:contextual-spacing="false"/>
    </style:style>
    <style:style style:name="P20" style:family="paragraph" style:parent-style-name="Heading_20_1">
      <style:paragraph-properties fo:margin-top="0.3335in" fo:margin-bottom="0in" style:contextual-spacing="false"/>
    </style:style>
    <style:style style:name="P21" style:family="paragraph" style:parent-style-name="Standard">
      <style:paragraph-properties fo:margin-top="0.0417in" fo:margin-bottom="0.0417in" style:contextual-spacing="false"/>
      <style:text-properties officeooo:paragraph-rsid="001f10c3"/>
    </style:style>
    <style:style style:name="P22" style:family="paragraph" style:parent-style-name="Text_20_body">
      <style:paragraph-properties fo:margin-top="0.3335in" fo:margin-bottom="0in" style:contextual-spacing="false"/>
      <style:text-properties officeooo:paragraph-rsid="001f10c3"/>
    </style:style>
    <style:style style:name="P23" style:family="paragraph" style:parent-style-name="Title">
      <style:text-properties officeooo:paragraph-rsid="001f10c3"/>
    </style:style>
    <style:style style:name="P24" style:family="paragraph" style:parent-style-name="Standard">
      <style:paragraph-properties fo:margin-top="0.0555in" fo:margin-bottom="0.0835in" style:contextual-spacing="false" fo:line-height="0.1917in" fo:text-align="justify" style:justify-single-word="false" fo:text-indent="0.25in" style:auto-text-indent="false"/>
      <style:text-properties officeooo:paragraph-rsid="004ca467"/>
    </style:style>
    <style:style style:name="P25" style:family="paragraph" style:parent-style-name="Standard">
      <style:paragraph-properties fo:margin-top="0.0555in" fo:margin-bottom="0.0835in" style:contextual-spacing="false" fo:line-height="0.1917in" fo:text-align="justify" style:justify-single-word="false" fo:text-indent="0in" style:auto-text-indent="false"/>
      <style:text-properties officeooo:paragraph-rsid="004ca467"/>
    </style:style>
    <style:style style:name="P26" style:family="paragraph" style:parent-style-name="Standard">
      <style:paragraph-properties fo:margin-top="0.028in" fo:margin-bottom="0.028in" style:contextual-spacing="false" fo:line-height="0.1665in" fo:text-align="start" style:justify-single-word="false"/>
      <style:text-properties officeooo:paragraph-rsid="001f10c3"/>
    </style:style>
    <style:style style:name="P27" style:family="paragraph" style:parent-style-name="Text_20_body">
      <style:paragraph-properties fo:margin-top="0.028in" fo:margin-bottom="0.028in" style:contextual-spacing="false" fo:line-height="0.1665in" fo:text-align="start" style:justify-single-word="false"/>
      <style:text-properties officeooo:paragraph-rsid="001f10c3"/>
    </style:style>
    <style:style style:name="P28" style:family="paragraph" style:parent-style-name="Standard">
      <style:paragraph-properties fo:margin-top="0.028in" fo:margin-bottom="0.028in" style:contextual-spacing="false" fo:line-height="0.1665in" fo:text-align="start" style:justify-single-word="false"/>
      <style:text-properties officeooo:paragraph-rsid="004ca467"/>
    </style:style>
    <style:style style:name="P29"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1f10c3" style:font-name-asian="Arial2" style:font-size-asian="11pt" style:font-name-complex="Arial2" style:font-size-complex="11pt"/>
    </style:style>
    <style:style style:name="P30"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2" style:font-size-asian="11pt" style:font-name-complex="Arial2" style:font-size-complex="11pt"/>
    </style:style>
    <style:style style:name="P31"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4ca467" style:font-name-asian="Arial2" style:font-size-asian="11pt" style:font-name-complex="Arial2" style:font-size-complex="11pt"/>
    </style:style>
    <style:style style:name="P32"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4ca467" style:font-name-asian="Arial2" style:font-size-asian="11pt" style:font-name-complex="Arial2" style:font-size-complex="11pt"/>
    </style:style>
    <style:style style:name="P33" style:family="paragraph" style:parent-style-name="Contents_20_1">
      <style:paragraph-properties>
        <style:tab-stops>
          <style:tab-stop style:position="6in" style:type="right" style:leader-style="dotted" style:leader-text="."/>
        </style:tab-stops>
      </style:paragraph-properties>
    </style:style>
    <style:style style:name="P34" style:family="paragraph" style:parent-style-name="Contents_20_2">
      <style:paragraph-properties>
        <style:tab-stops>
          <style:tab-stop style:position="6in" style:type="right" style:leader-style="dotted" style:leader-text="."/>
        </style:tab-stops>
      </style:paragraph-properties>
    </style:style>
    <style:style style:name="P35" style:family="paragraph" style:parent-style-name="Contents_20_3">
      <style:paragraph-properties>
        <style:tab-stops>
          <style:tab-stop style:position="6in" style:type="right" style:leader-style="dotted" style:leader-text="."/>
        </style:tab-stops>
      </style:paragraph-properties>
    </style:style>
    <style:style style:name="P36" style:family="paragraph" style:parent-style-name="Heading_20_1">
      <style:paragraph-properties fo:margin-top="0.3335in" fo:margin-bottom="0.1965in" style:contextual-spacing="false"/>
    </style:style>
    <style:style style:name="P37" style:family="paragraph" style:parent-style-name="Heading_20_1">
      <style:paragraph-properties fo:margin-top="0.3335in" fo:margin-bottom="0.1965in" style:contextual-spacing="false"/>
      <style:text-properties officeooo:paragraph-rsid="00347eea"/>
    </style:style>
    <style:style style:name="P38" style:family="paragraph" style:parent-style-name="Heading_20_3">
      <style:text-properties officeooo:paragraph-rsid="003f03d3"/>
    </style:style>
    <style:style style:name="P39" style:family="paragraph" style:parent-style-name="Standard">
      <style:text-properties officeooo:paragraph-rsid="003f03d3"/>
    </style:style>
    <style:style style:name="P40" style:family="paragraph" style:parent-style-name="Text_20_body">
      <style:text-properties officeooo:paragraph-rsid="003f03d3"/>
    </style:style>
    <style:style style:name="P41" style:family="paragraph" style:parent-style-name="Heading_20_4">
      <style:text-properties officeooo:paragraph-rsid="004030cb"/>
    </style:style>
    <style:style style:name="P42" style:family="paragraph" style:parent-style-name="Text_20_body">
      <style:text-properties officeooo:paragraph-rsid="004030cb"/>
    </style:style>
    <style:style style:name="P43" style:family="paragraph" style:parent-style-name="Standard">
      <style:paragraph-properties fo:margin-top="0.3335in" fo:margin-bottom="0.1965in" style:contextual-spacing="false"/>
      <style:text-properties officeooo:paragraph-rsid="0039f249"/>
    </style:style>
    <style:style style:name="P44" style:family="paragraph" style:parent-style-name="Standard">
      <style:paragraph-properties fo:margin-top="0.0417in" fo:margin-bottom="0.0417in" style:contextual-spacing="false"/>
      <style:text-properties officeooo:paragraph-rsid="004ca467"/>
    </style:style>
    <style:style style:name="P45" style:family="paragraph" style:parent-style-name="Heading_20_2">
      <style:paragraph-properties fo:margin-top="0.1945in" fo:margin-bottom="0.111in" style:contextual-spacing="false"/>
      <style:text-properties fo:color="#2e4d7b" loext:opacity="100%" style:font-name="Arial" fo:font-size="13pt" fo:font-weight="bold" officeooo:paragraph-rsid="004ca467" style:font-name-asian="Arial2" style:font-size-asian="13pt" style:font-weight-asian="bold" style:font-name-complex="Arial2" style:font-size-complex="13pt" style:font-weight-complex="bold"/>
    </style:style>
    <style:style style:name="P46" style:family="paragraph" style:parent-style-name="Contents_20_1">
      <style:paragraph-properties>
        <style:tab-stops>
          <style:tab-stop style:position="6in" style:type="right" style:leader-style="dotted" style:leader-text="."/>
        </style:tab-stops>
      </style:paragraph-properties>
    </style:style>
    <style:style style:name="P47" style:family="paragraph" style:parent-style-name="Contents_20_2">
      <style:paragraph-properties>
        <style:tab-stops>
          <style:tab-stop style:position="6in" style:type="right" style:leader-style="dotted" style:leader-text="."/>
        </style:tab-stops>
      </style:paragraph-properties>
    </style:style>
    <style:style style:name="P48" style:family="paragraph" style:parent-style-name="Contents_20_3">
      <style:paragraph-properties>
        <style:tab-stops>
          <style:tab-stop style:position="6in" style:type="right" style:leader-style="dotted" style:leader-text="."/>
        </style:tab-stops>
      </style:paragraph-properties>
    </style:style>
    <style:style style:name="P49" style:family="paragraph" style:parent-style-name="Heading_20_1">
      <style:text-properties fo:font-size="18pt" style:font-size-asian="18pt" style:font-size-complex="18pt"/>
    </style:style>
    <style:style style:name="P50" style:family="paragraph" style:parent-style-name="Heading_20_2">
      <style:paragraph-properties fo:margin-top="0.1945in" fo:margin-bottom="0.111in" style:contextual-spacing="false"/>
      <style:text-properties style:font-name="Arial" fo:font-size="13pt" fo:font-weight="bold" officeooo:paragraph-rsid="001f10c3" style:font-name-asian="Arial2" style:font-size-asian="13pt" style:font-weight-asian="bold" style:font-name-complex="Arial2" style:font-size-complex="13pt" style:font-weight-complex="bold"/>
    </style:style>
    <style:style style:name="P51"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4ca467" style:font-name-asian="Arial2" style:font-size-asian="11pt" style:font-name-complex="Arial2" style:font-size-complex="11pt"/>
    </style:style>
    <style:style style:name="P52"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2" style:font-size-asian="11pt" style:font-name-complex="Arial2" style:font-size-complex="11pt"/>
    </style:style>
    <style:style style:name="P53" style:family="paragraph" style:parent-style-name="Standard">
      <style:paragraph-properties fo:margin-top="0in" fo:margin-bottom="0.139in" style:contextual-spacing="false" fo:line-height="115%" fo:text-align="start" style:justify-single-word="false" fo:orphans="2" fo:widows="2" style:writing-mode="lr-tb"/>
    </style:style>
    <style:style style:name="P54" style:family="paragraph" style:parent-style-name="Text_20_body" style:list-style-name="L1">
      <style:paragraph-properties fo:margin-left="0in" fo:margin-right="0in" fo:text-indent="0in" style:auto-text-indent="false"/>
    </style:style>
    <style:style style:name="P55" style:family="paragraph" style:parent-style-name="Text_20_body" style:list-style-name="L1">
      <style:paragraph-properties fo:margin-left="0in" fo:margin-right="0in" fo:text-indent="0in" style:auto-text-indent="false"/>
      <style:text-properties officeooo:paragraph-rsid="004fcfea"/>
    </style:style>
    <style:style style:name="P56" style:family="paragraph" style:parent-style-name="Text_20_body" style:list-style-name="L2">
      <style:paragraph-properties fo:margin-left="0in" fo:margin-right="0in" fo:text-indent="0in" style:auto-text-indent="false"/>
    </style:style>
    <style:style style:name="T1" style:family="text">
      <style:text-properties fo:background-color="transparent" loext:char-shading-value="0"/>
    </style:style>
    <style:style style:name="T2" style:family="text">
      <style:text-properties officeooo:rsid="00160e0b" fo:background-color="transparent" loext:char-shading-value="0"/>
    </style:style>
    <style:style style:name="T3" style:family="text">
      <style:text-properties officeooo:rsid="0008f6b4" fo:background-color="transparent" loext:char-shading-value="0"/>
    </style:style>
    <style:style style:name="T4" style:family="text">
      <style:text-properties fo:font-size="20pt" fo:font-weight="bold" style:font-size-asian="20pt" style:font-weight-asian="bold" style:font-size-complex="20pt" style:font-weight-complex="bold"/>
    </style:style>
    <style:style style:name="T5" style:family="text">
      <style:text-properties style:text-position="33% 80%"/>
    </style:style>
    <style:style style:name="T6" style:family="text">
      <style:text-properties officeooo:rsid="001b459d"/>
    </style:style>
    <style:style style:name="T7" style:family="text">
      <style:text-properties style:font-name="Arial" fo:font-size="16pt" fo:font-weight="bold" style:font-name-asian="Arial2" style:font-size-asian="16pt" style:font-weight-asian="bold" style:font-name-complex="Arial2" style:font-size-complex="16pt" style:font-weight-complex="bold"/>
    </style:style>
    <style:style style:name="T8" style:family="text">
      <style:text-properties style:font-name="Arial" fo:font-size="9pt" style:font-name-asian="Arial2" style:font-size-asian="9pt" style:font-name-complex="Arial2" style:font-size-complex="9pt"/>
    </style:style>
    <style:style style:name="T9" style:family="text">
      <style:text-properties style:font-name="Arial" fo:font-size="11pt" style:font-name-asian="Arial2" style:font-size-asian="11pt" style:font-name-complex="Arial2" style:font-size-complex="11pt"/>
    </style:style>
    <style:style style:name="T10" style:family="text">
      <style:text-properties style:text-position="super 58%" style:font-name="Arial" fo:font-size="9pt" style:font-name-asian="Arial2" style:font-size-asian="9pt" style:font-name-complex="Arial2" style:font-size-complex="9pt"/>
    </style:style>
    <style:style style:name="T11" style:family="text">
      <style:text-properties fo:font-style="italic" fo:font-weight="normal" officeooo:rsid="0008f6b4" fo:background-color="transparent" loext:char-shading-value="0" style:font-style-asian="italic" style:font-weight-asian="normal" style:font-style-complex="italic" style:font-weight-complex="normal"/>
    </style:style>
    <style:style style:name="T12" style:family="text">
      <style:text-properties officeooo:rsid="00302ee8"/>
    </style:style>
    <style:style style:name="T13" style:family="text">
      <style:text-properties officeooo:rsid="0032ca6e"/>
    </style:style>
    <style:style style:name="T14" style:family="text">
      <style:text-properties officeooo:rsid="0039f249"/>
    </style:style>
    <style:style style:name="T15" style:family="text">
      <style:text-properties fo:font-size="16pt" style:font-size-asian="16pt" style:font-size-complex="16pt"/>
    </style:style>
    <style:style style:name="T16" style:family="text">
      <style:text-properties fo:font-size="16pt" officeooo:rsid="00302ee8" style:font-size-asian="16pt" style:font-size-complex="16pt"/>
    </style:style>
    <style:style style:name="T17" style:family="text">
      <style:text-properties officeooo:rsid="0048835a"/>
    </style:style>
    <style:style style:name="T18" style:family="text">
      <style:text-properties style:font-name="Arial1"/>
    </style:style>
    <style:style style:name="T19" style:family="text">
      <style:text-properties style:font-name="Arial1" officeooo:rsid="001f10c3"/>
    </style:style>
    <style:style style:name="T20" style:family="text">
      <style:text-properties fo:color="#1f3864" loext:opacity="100%" style:text-position="super 58%" style:font-name="Arial" fo:font-size="9pt" fo:font-weight="bold" style:font-name-asian="Arial2" style:font-size-asian="9pt" style:font-weight-asian="bold" style:font-name-complex="Arial2" style:font-size-complex="9pt" style:font-weight-complex="bold"/>
    </style:style>
    <style:style style:name="T21" style:family="text">
      <style:text-properties fo:color="#1f3864" loext:opacity="100%" style:font-name="Arial" fo:font-size="9pt" fo:font-weight="bold" style:font-name-asian="Arial2" style:font-size-asian="9pt" style:font-weight-asian="bold" style:font-name-complex="Arial2" style:font-size-complex="9pt" style:font-weight-complex="bold"/>
    </style:style>
    <style:style style:name="T22" style:family="text">
      <style:text-properties fo:color="#1f3864" loext:opacity="100%" style:font-name="Arial" fo:font-size="16pt" fo:font-weight="bold" style:font-name-asian="Arial2" style:font-size-asian="16pt" style:font-weight-asian="bold" style:font-name-complex="Arial2" style:font-size-complex="16pt"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bookmark-start text:name="__RefHeading___Toc2047_4095288541"/><text:span text:style-name="Strong_20_Emphasis"><text:span text:style-name="T18">The </text:span></text:span><text:span text:style-name="Strong_20_Emphasis"><text:span text:style-name="T19">FREEDOM Framework – </text:span></text:span><text:bookmark-end text:name="__RefHeading___Toc2047_4095288541"/></text:p>
      <text:p text:style-name="P23"><text:span text:style-name="Strong_20_Emphasis"><text:span text:style-name="T19">The </text:span></text:span><text:span text:style-name="Strong_20_Emphasis"><text:span text:style-name="T18">Seven Pillars</text:span></text:span></text:p>
      <text:p text:style-name="P22"><text:span text:style-name="Strong_20_Emphasis"><text:span text:style-name="T3"/></text:span></text:p>
      <text:p text:style-name="P22"><text:span text:style-name="Strong_20_Emphasis"><text:span text:style-name="T3"/></text:span></text:p>
      <text:p text:style-name="P22"><text:span text:style-name="Strong_20_Emphasis"><text:span text:style-name="T3"/></text:span></text:p>
      <text:p text:style-name="P22"><text:span text:style-name="Strong_20_Emphasis"><text:span text:style-name="T3">Author </text:span></text:span></text:p>
      <text:p text:style-name="P22"><text:span text:style-name="Strong_20_Emphasis"><text:span text:style-name="T11">“Who wrote it matters not, you see,<text:line-break/>The text itself holds authority.<text:line-break/>And if you doubt, inspect, refine,<text:line-break/>Together we can make it shine. “</text:span></text:span></text:p>
      <text:h text:style-name="P20" text:outline-level="1"/>
      <text:p text:style-name="P19"/>
      <text:p text:style-name="P19"/>
      <text:p text:style-name="P19"/>
      <text:p text:style-name="P19"/>
      <text:p text:style-name="P19"/>
      <text:p text:style-name="P19"><text:span text:style-name="T1"/></text:p>
      <text:p text:style-name="P19"><text:span text:style-name="T1"/></text:p>
      <text:h text:style-name="P37" text:outline-level="1"><text:bookmark-start text:name="__RefHeading___Toc8556_1834621681"/><text:soft-page-break/><text:span text:style-name="T1">Abstract: The Seven Pillars: A Global Framework for Universal Basic Needs</text:span><text:bookmark-end text:name="__RefHeading___Toc8556_1834621681"/></text:h>
      <text:p text:style-name="Text_20_body">This paper proposes a comprehensive, systems-oriented framework for embedding fundamental human rights into societal infrastructure, making them structurally enforceable and independent of discretionary policies or economic conditions. Drawing on political economy, demographic modeling, infrastructure theory, systems engineering, and historical sociology, the <text:span text:style-name="Strong_20_Emphasis">Seven Pillars of Mankind</text:span>—<text:span text:style-name="Strong_20_Emphasis">Foundation, Resilience, Exchange, Equilibrium, Defence, Ownership, and Mobility</text:span>—address universal needs through interconnected, universal guarantees.</text:p>
      <text:p text:style-name="Text_20_body">The framework eliminates mechanisms of denial common in market-mediated or contingent systems, ensuring automatic entitlement from birth. It examines socio-economic transformations, anticipates predictable resistance from established interests in finance, pharmaceuticals, real estate, and energy, and considers long-term sustainability through land allocation and generational planning.</text:p>
      <text:p text:style-name="Text_20_body">A gradual 18-year implementation pathway is proposed to minimize disruption while progressively establishing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p text:style-name="P19"><text:span text:style-name="T1"/></text:p>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
      <text:p text:style-name="P18"/>
      <text:p text:style-name="P18"/>
      <text:p text:style-name="Standard"/>
      <text:p text:style-name="Standard"/>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6"><text:a xlink:type="simple" xlink:href="#__RefHeading___Toc8556_1834621681" text:style-name="Index_20_Link" text:visited-style-name="Index_20_Link">Abstract: The Seven Pillars: A Global Framework for Universal Basic Needs<text:tab/>2</text:a></text:p>
          <text:p text:style-name="P46"><text:a xlink:type="simple" xlink:href="#__RefHeading___Toc2113_3246451801" text:style-name="Index_20_Link" text:visited-style-name="Index_20_Link">Introduction: The Persistent Gap in Human Rights Implementation<text:tab/>6</text:a></text:p>
          <text:p text:style-name="P46"><text:a xlink:type="simple" xlink:href="#__RefHeading___Toc1920_3246451801" text:style-name="Index_20_Link" text:visited-style-name="Index_20_Link">1. The Freedom Framework<text:tab/>7</text:a></text:p>
          <text:p text:style-name="P47"><text:a xlink:type="simple" xlink:href="#__RefHeading___Toc2115_3246451801" text:style-name="Index_20_Link" text:visited-style-name="Index_20_Link">Foundation<text:tab/>8</text:a></text:p>
          <text:p text:style-name="P47"><text:a xlink:type="simple" xlink:href="#__RefHeading___Toc2117_3246451801" text:style-name="Index_20_Link" text:visited-style-name="Index_20_Link">Resilience<text:tab/>8</text:a></text:p>
          <text:p text:style-name="P47"><text:a xlink:type="simple" xlink:href="#__RefHeading___Toc2119_3246451801" text:style-name="Index_20_Link" text:visited-style-name="Index_20_Link">Exchange<text:tab/>8</text:a></text:p>
          <text:p text:style-name="P47"><text:a xlink:type="simple" xlink:href="#__RefHeading___Toc2121_3246451801" text:style-name="Index_20_Link" text:visited-style-name="Index_20_Link">Equilibrium<text:tab/>8</text:a></text:p>
          <text:p text:style-name="P47"><text:a xlink:type="simple" xlink:href="#__RefHeading___Toc2123_3246451801" text:style-name="Index_20_Link" text:visited-style-name="Index_20_Link">Defense<text:tab/>8</text:a></text:p>
          <text:p text:style-name="P47"><text:a xlink:type="simple" xlink:href="#__RefHeading___Toc2125_3246451801" text:style-name="Index_20_Link" text:visited-style-name="Index_20_Link">Ownership<text:tab/>8</text:a></text:p>
          <text:p text:style-name="P47"><text:a xlink:type="simple" xlink:href="#__RefHeading___Toc2127_3246451801" text:style-name="Index_20_Link" text:visited-style-name="Index_20_Link">Mobility<text:tab/>8</text:a></text:p>
          <text:p text:style-name="P46"><text:a xlink:type="simple" xlink:href="#__RefHeading___Toc2129_3246451801" text:style-name="Index_20_Link" text:visited-style-name="Index_20_Link">2. The Seven Pillars: Interdependent Guarantees for Human Flourishing<text:tab/>8</text:a></text:p>
          <text:p text:style-name="P47"><text:a xlink:type="simple" xlink:href="#__RefHeading___Toc2131_3246451801" text:style-name="Index_20_Link" text:visited-style-name="Index_20_Link">2.1 Foundation: Secure Access to Life’s Essentials<text:tab/>8</text:a></text:p>
          <text:p text:style-name="P48"><text:a xlink:type="simple" xlink:href="#__RefHeading___Toc1922_3246451801" text:style-name="Index_20_Link" text:visited-style-name="Index_20_Link">2.1.1 Conceptual Design of Foundation Land<text:tab/>9</text:a></text:p>
          <text:p text:style-name="P48"><text:a xlink:type="simple" xlink:href="#__RefHeading___Toc1924_3246451801" text:style-name="Index_20_Link" text:visited-style-name="Index_20_Link">2.1.2 The Equivalent Land Area (ELA) System<text:tab/>10</text:a></text:p>
          <text:p text:style-name="P48"><text:a xlink:type="simple" xlink:href="#__RefHeading___Toc1926_3246451801" text:style-name="Index_20_Link" text:visited-style-name="Index_20_Link">2.1.3 Social Dynamics: Teaming, Transitions, and Global Variations<text:tab/>10</text:a></text:p>
          <text:p text:style-name="P48"><text:a xlink:type="simple" xlink:href="#__RefHeading___Toc1928_3246451801" text:style-name="Index_20_Link" text:visited-style-name="Index_20_Link">2.1.4 Structural Governmental Failures in Housing Provision<text:tab/>11</text:a></text:p>
          <text:p text:style-name="P48"><text:a xlink:type="simple" xlink:href="#__RefHeading___Toc1930_3246451801" text:style-name="Index_20_Link" text:visited-style-name="Index_20_Link">2.1.5 Preliminary Economic Assessment and Funding Pathways<text:tab/>11</text:a></text:p>
          <text:p text:style-name="P48"><text:a xlink:type="simple" xlink:href="#__RefHeading___Toc1932_3246451801" text:style-name="Index_20_Link" text:visited-style-name="Index_20_Link">2.1.6 Explicit Counterarguments and Risk Mitigation<text:tab/>12</text:a></text:p>
          <text:p text:style-name="P48"><text:a xlink:type="simple" xlink:href="#__RefHeading___Toc1934_3246451801" text:style-name="Index_20_Link" text:visited-style-name="Index_20_Link">2.1.7 Empirical Evidence and Analogous Case Studies<text:tab/>12</text:a></text:p>
          <text:p text:style-name="P48"><text:a xlink:type="simple" xlink:href="#__RefHeading___Toc1936_3246451801" text:style-name="Index_20_Link" text:visited-style-name="Index_20_Link">2.1.8 Global and Legal Implementation Details<text:tab/>12</text:a></text:p>
          <text:p text:style-name="P48"><text:a xlink:type="simple" xlink:href="#__RefHeading___Toc1938_3246451801" text:style-name="Index_20_Link" text:visited-style-name="Index_20_Link">2.1.9 Sustainability and Long-Term Viability Assessments<text:tab/>12</text:a></text:p>
          <text:p text:style-name="P48"><text:a xlink:type="simple" xlink:href="#__RefHeading___Toc1940_3246451801" text:style-name="Index_20_Link" text:visited-style-name="Index_20_Link">2.1.10 Impacts on Real Estate Markets and Phasing Out Legacy Systems<text:tab/>13</text:a></text:p>
          <text:p text:style-name="P47"><text:a xlink:type="simple" xlink:href="#__RefHeading___Toc1942_3246451801" text:style-name="Index_20_Link" text:visited-style-name="Index_20_Link">Footnotes<text:tab/>13</text:a></text:p>
          <text:p text:style-name="P47"><text:a xlink:type="simple" xlink:href="#__RefHeading___Toc4382_3489137331" text:style-name="Index_20_Link" text:visited-style-name="Index_20_Link">2.2 Resilience: Continuity in the Face of Disruption<text:tab/>14</text:a></text:p>
          <text:p text:style-name="P48"><text:a xlink:type="simple" xlink:href="#__RefHeading___Toc4384_3489137331" text:style-name="Index_20_Link" text:visited-style-name="Index_20_Link">2.2.1 Conceptual Design and Core Infrastructure<text:tab/>14</text:a></text:p>
          <text:p text:style-name="P48"><text:a xlink:type="simple" xlink:href="#__RefHeading___Toc4386_3489137331" text:style-name="Index_20_Link" text:visited-style-name="Index_20_Link">2.2.2 Motivations: The Structural Failures of Current Disaster Response<text:tab/>15</text:a></text:p>
          <text:p text:style-name="P48"><text:a xlink:type="simple" xlink:href="#__RefHeading___Toc4388_3489137331" text:style-name="Index_20_Link" text:visited-style-name="Index_20_Link">2.2.3 Historical Patterns of Resistance to Structural Reform<text:tab/>17</text:a></text:p>
          <text:p text:style-name="P48"><text:a xlink:type="simple" xlink:href="#__RefHeading___Toc4390_3489137331" text:style-name="Index_20_Link" text:visited-style-name="Index_20_Link">2.2.4 The Reserve Settlement System: Design in Detail<text:tab/>18</text:a></text:p>
          <text:p text:style-name="P48"><text:a xlink:type="simple" xlink:href="#__RefHeading___Toc4392_3489137331" text:style-name="Index_20_Link" text:visited-style-name="Index_20_Link"><text:soft-page-break/>2.2.5 Preliminary Economic Assessment and Funding Pathways<text:tab/>19</text:a></text:p>
          <text:p text:style-name="P48"><text:a xlink:type="simple" xlink:href="#__RefHeading___Toc4394_3489137331" text:style-name="Index_20_Link" text:visited-style-name="Index_20_Link">2.2.6 Explicit Counterarguments and Risk Mitigation<text:tab/>21</text:a></text:p>
          <text:p text:style-name="P48"><text:a xlink:type="simple" xlink:href="#__RefHeading___Toc4396_3489137331" text:style-name="Index_20_Link" text:visited-style-name="Index_20_Link">2.2.7 Empirical Evidence and Analogous Case Studies<text:tab/>22</text:a></text:p>
          <text:p text:style-name="P48"><text:a xlink:type="simple" xlink:href="#__RefHeading___Toc4398_3489137331" text:style-name="Index_20_Link" text:visited-style-name="Index_20_Link">2.2.8 Global and Legal Implementation Details<text:tab/>23</text:a></text:p>
          <text:p text:style-name="P48"><text:a xlink:type="simple" xlink:href="#__RefHeading___Toc4400_3489137331" text:style-name="Index_20_Link" text:visited-style-name="Index_20_Link">2.2.9 Sustainability and Long-Term Viability Assessments<text:tab/>24</text:a></text:p>
          <text:p text:style-name="P48"><text:a xlink:type="simple" xlink:href="#__RefHeading___Toc4402_3489137331" text:style-name="Index_20_Link" text:visited-style-name="Index_20_Link">2.2.10 Resilience's Interdependence with Other Pillars<text:tab/>25</text:a></text:p>
          <text:p text:style-name="P48"><text:a xlink:type="simple" xlink:href="#__RefHeading___Toc4404_3489137331" text:style-name="Index_20_Link" text:visited-style-name="Index_20_Link">2.2.11 Phasing Out Legacy Systems and Transition Dynamics<text:tab/>26</text:a></text:p>
          <text:p text:style-name="P47"><text:a xlink:type="simple" xlink:href="#__RefHeading___Toc4406_3489137331" text:style-name="Index_20_Link" text:visited-style-name="Index_20_Link">Footnotes<text:tab/>28</text:a></text:p>
          <text:p text:style-name="P47"><text:a xlink:type="simple" xlink:href="#__RefHeading___Toc1944_3246451801" text:style-name="Index_20_Link" text:visited-style-name="Index_20_Link">2.3 Exchange: Universal Platform for Connection and Collaboration<text:tab/>29</text:a></text:p>
          <text:p text:style-name="P48"><text:a xlink:type="simple" xlink:href="#__RefHeading___Toc2135_3246451801" text:style-name="Index_20_Link" text:visited-style-name="Index_20_Link">2.3.1 Conceptual Design and Core Features<text:tab/>29</text:a></text:p>
          <text:p text:style-name="P48"><text:a xlink:type="simple" xlink:href="#__RefHeading___Toc1946_3246451801" text:style-name="Index_20_Link" text:visited-style-name="Index_20_Link">2.3.2 Motivations: Addressing Platform Power and Censorship Risks<text:tab/>30</text:a></text:p>
          <text:p text:style-name="P48"><text:a xlink:type="simple" xlink:href="#__RefHeading___Toc1948_3246451801" text:style-name="Index_20_Link" text:visited-style-name="Index_20_Link">2.3.3 Financial Impacts on Telecom and Social Media Platforms<text:tab/>30</text:a></text:p>
          <text:p text:style-name="P48"><text:a xlink:type="simple" xlink:href="#__RefHeading___Toc2137_3246451801" text:style-name="Index_20_Link" text:visited-style-name="Index_20_Link">2.3.4 Bandwidth, Storage, Costs, and Timeline<text:tab/>31</text:a></text:p>
          <text:p text:style-name="P48"><text:a xlink:type="simple" xlink:href="#__RefHeading___Toc1950_3246451801" text:style-name="Index_20_Link" text:visited-style-name="Index_20_Link">2.3.5 Preliminary Economic Assessment and Funding Pathways<text:tab/>31</text:a></text:p>
          <text:p text:style-name="P48"><text:a xlink:type="simple" xlink:href="#__RefHeading___Toc1952_3246451801" text:style-name="Index_20_Link" text:visited-style-name="Index_20_Link">2.3.6 Explicit Counterarguments and Risk Mitigation<text:tab/>32</text:a></text:p>
          <text:p text:style-name="P48"><text:a xlink:type="simple" xlink:href="#__RefHeading___Toc1954_3246451801" text:style-name="Index_20_Link" text:visited-style-name="Index_20_Link">2.3.7 Empirical Evidence and Analogous Case Studies<text:tab/>33</text:a></text:p>
          <text:p text:style-name="P48"><text:a xlink:type="simple" xlink:href="#__RefHeading___Toc1956_3246451801" text:style-name="Index_20_Link" text:visited-style-name="Index_20_Link">2.3.8 Global and Legal Implementation Details<text:tab/>33</text:a></text:p>
          <text:p text:style-name="P48"><text:a xlink:type="simple" xlink:href="#__RefHeading___Toc1958_3246451801" text:style-name="Index_20_Link" text:visited-style-name="Index_20_Link">2.3.9 Sustainability and Long-Term Viability Assessments<text:tab/>34</text:a></text:p>
          <text:p text:style-name="P48"><text:a xlink:type="simple" xlink:href="#__RefHeading___Toc1960_3246451801" text:style-name="Index_20_Link" text:visited-style-name="Index_20_Link">2.3.10 Impacts on Legacy Systems and Phasing<text:tab/>34</text:a></text:p>
          <text:p text:style-name="P47"><text:a xlink:type="simple" xlink:href="#__RefHeading___Toc1962_3246451801" text:style-name="Index_20_Link" text:visited-style-name="Index_20_Link">Footnotes<text:tab/>35</text:a></text:p>
          <text:p text:style-name="P47"><text:a xlink:type="simple" xlink:href="#__RefHeading___Toc2139_3246451801" text:style-name="Index_20_Link" text:visited-style-name="Index_20_Link">2.4 Equilibrium: Comprehensive Health and Well-Being<text:tab/>38</text:a></text:p>
          <text:p text:style-name="P48"><text:a xlink:type="simple" xlink:href="#__RefHeading___Toc1964_3246451801" text:style-name="Index_20_Link" text:visited-style-name="Index_20_Link">2.4.1 Conceptual Design and Patent Compatibility<text:tab/>38</text:a></text:p>
          <text:p text:style-name="P48"><text:a xlink:type="simple" xlink:href="#__RefHeading___Toc1966_3246451801" text:style-name="Index_20_Link" text:visited-style-name="Index_20_Link">2.4.2 Motivations for Industry Non-Hostility<text:tab/>38</text:a></text:p>
          <text:p text:style-name="P48"><text:a xlink:type="simple" xlink:href="#__RefHeading___Toc1968_3246451801" text:style-name="Index_20_Link" text:visited-style-name="Index_20_Link">2.4.3 Public Spending, Bureaucracy Reduction, and AI Integration<text:tab/>38</text:a></text:p>
          <text:p text:style-name="P48"><text:a xlink:type="simple" xlink:href="#__RefHeading___Toc1970_3246451801" text:style-name="Index_20_Link" text:visited-style-name="Index_20_Link">2.4.4 Preliminary Economic Assessment and Funding Pathways<text:tab/>38</text:a></text:p>
          <text:p text:style-name="P48"><text:a xlink:type="simple" xlink:href="#__RefHeading___Toc1972_3246451801" text:style-name="Index_20_Link" text:visited-style-name="Index_20_Link">2.4.5 Explicit Counterarguments and Risk Mitigation<text:tab/>38</text:a></text:p>
          <text:p text:style-name="P48"><text:a xlink:type="simple" xlink:href="#__RefHeading___Toc1974_3246451801" text:style-name="Index_20_Link" text:visited-style-name="Index_20_Link">2.4.6 Empirical Evidence and Analogous Case Studies<text:tab/>38</text:a></text:p>
          <text:p text:style-name="P48"><text:a xlink:type="simple" xlink:href="#__RefHeading___Toc1976_3246451801" text:style-name="Index_20_Link" text:visited-style-name="Index_20_Link">2.4.7 Global and Legal Implementation Details<text:tab/>38</text:a></text:p>
          <text:p text:style-name="P48"><text:a xlink:type="simple" xlink:href="#__RefHeading___Toc1978_3246451801" text:style-name="Index_20_Link" text:visited-style-name="Index_20_Link">2.4.8 Sustainability and Long-Term Viability Assessments<text:tab/>38</text:a></text:p>
          <text:p text:style-name="P48"><text:a xlink:type="simple" xlink:href="#__RefHeading___Toc1980_3246451801" text:style-name="Index_20_Link" text:visited-style-name="Index_20_Link"><text:soft-page-break/>2.4.9 Impacts on Pharma and Healthcare Systems<text:tab/>38</text:a></text:p>
          <text:p text:style-name="P47"><text:a xlink:type="simple" xlink:href="#__RefHeading___Toc1982_3246451801" text:style-name="Index_20_Link" text:visited-style-name="Index_20_Link">Footnotes<text:tab/>38</text:a></text:p>
          <text:p text:style-name="P47"><text:a xlink:type="simple" xlink:href="#__RefHeading___Toc4236_3662947916" text:style-name="Index_20_Link" text:visited-style-name="Index_20_Link">2.5: Defence: Protection from Harm and Injustice<text:tab/>39</text:a></text:p>
          <text:p text:style-name="P48"><text:a xlink:type="simple" xlink:href="#__RefHeading___Toc4240_3662947916" text:style-name="Index_20_Link" text:visited-style-name="Index_20_Link">2.5.1 The Individual Right to Self-Protection and Autonomy<text:tab/>39</text:a></text:p>
          <text:p text:style-name="P48"><text:a xlink:type="simple" xlink:href="#__RefHeading___Toc4248_3662947916" text:style-name="Index_20_Link" text:visited-style-name="Index_20_Link">2.5.2 Governmental Violence as the Primary Contemporary Threat<text:tab/>40</text:a></text:p>
          <text:p text:style-name="P48"><text:a xlink:type="simple" xlink:href="#__RefHeading___Toc4256_3662947916" text:style-name="Index_20_Link" text:visited-style-name="Index_20_Link">2.5.3 Prohibition of Mass Casualty Weapons Production<text:tab/>41</text:a></text:p>
          <text:p text:style-name="P48"><text:a xlink:type="simple" xlink:href="#__RefHeading___Toc4266_3662947916" text:style-name="Index_20_Link" text:visited-style-name="Index_20_Link">2.5.4 The Comprehensive Costs of Warfare<text:tab/>43</text:a></text:p>
          <text:p text:style-name="P48"><text:a xlink:type="simple" xlink:href="#__RefHeading___Toc4270_3662947916" text:style-name="Index_20_Link" text:visited-style-name="Index_20_Link">2.5.4.2 Wildlife and Biodiversity Impacts<text:tab/>44</text:a></text:p>
          <text:p text:style-name="P48"><text:a xlink:type="simple" xlink:href="#__RefHeading___Toc4276_3662947916" text:style-name="Index_20_Link" text:visited-style-name="Index_20_Link">2.5.5 War as Instrument of Economic and Political Manipulation<text:tab/>45</text:a></text:p>
          <text:p text:style-name="P48"><text:a xlink:type="simple" xlink:href="#__RefHeading___Toc4284_3662947916" text:style-name="Index_20_Link" text:visited-style-name="Index_20_Link">2.5.6 Alternative Security Paradigms<text:tab/>46</text:a></text:p>
          <text:p text:style-name="P48"><text:a xlink:type="simple" xlink:href="#__RefHeading___Toc4332_3662947916" text:style-name="Index_20_Link" text:visited-style-name="Index_20_Link">2.5.7 Systemic Inequality and Security<text:tab/>56</text:a></text:p>
          <text:p text:style-name="P48"><text:a xlink:type="simple" xlink:href="#__RefHeading___Toc4338_3662947916" text:style-name="Index_20_Link" text:visited-style-name="Index_20_Link">2.5.8 Implementation Challenges and Transitions<text:tab/>56</text:a></text:p>
          <text:p text:style-name="P47"><text:a xlink:type="simple" xlink:href="#__RefHeading___Toc4348_3662947916" text:style-name="Index_20_Link" text:visited-style-name="Index_20_Link">Footnotes<text:tab/>58</text:a></text:p>
          <text:p text:style-name="P47"><text:a xlink:type="simple" xlink:href="#__RefHeading___Toc2070_3246451801" text:style-name="Index_20_Link" text:visited-style-name="Index_20_Link">2.6 Ownership: Personal Autonomy and Lifelong Learning<text:tab/>63</text:a></text:p>
          <text:p text:style-name="P48"><text:a xlink:type="simple" xlink:href="#__RefHeading___Toc2072_3246451801" text:style-name="Index_20_Link" text:visited-style-name="Index_20_Link">2.6.1 Conceptual Design and Core Features<text:tab/>63</text:a></text:p>
          <text:p text:style-name="P48"><text:a xlink:type="simple" xlink:href="#__RefHeading___Toc2074_3246451801" text:style-name="Index_20_Link" text:visited-style-name="Index_20_Link">2.6.2 Motivations: Addressing Educational Inequality and Systemic Dysfunction<text:tab/>65</text:a></text:p>
          <text:p text:style-name="P48"><text:a xlink:type="simple" xlink:href="#__RefHeading___Toc2076_3246451801" text:style-name="Index_20_Link" text:visited-style-name="Index_20_Link">2.6.3 AI Scholars: Technical Feasibility and Pedagogical Design<text:tab/>66</text:a></text:p>
          <text:p text:style-name="P48"><text:a xlink:type="simple" xlink:href="#__RefHeading___Toc2078_3246451801" text:style-name="Index_20_Link" text:visited-style-name="Index_20_Link">2.6.4 Curriculum Design: Workforce Alignment and Practical Application<text:tab/>67</text:a></text:p>
          <text:p text:style-name="P48"><text:a xlink:type="simple" xlink:href="#__RefHeading___Toc2080_3246451801" text:style-name="Index_20_Link" text:visited-style-name="Index_20_Link">2.6.5 Transition from Parallel Systems: Economic and Political Dynamics<text:tab/>69</text:a></text:p>
          <text:p text:style-name="P48"><text:a xlink:type="simple" xlink:href="#__RefHeading___Toc2082_3246451801" text:style-name="Index_20_Link" text:visited-style-name="Index_20_Link">2.6.6 Governance and Protection from Political Capture<text:tab/>70</text:a></text:p>
          <text:p text:style-name="P48"><text:a xlink:type="simple" xlink:href="#__RefHeading___Toc2084_3246451801" text:style-name="Index_20_Link" text:visited-style-name="Index_20_Link">2.6.7 Funding Mechanisms and Economic Sustainability<text:tab/>72</text:a></text:p>
          <text:p text:style-name="P48"><text:a xlink:type="simple" xlink:href="#__RefHeading___Toc2086_3246451801" text:style-name="Index_20_Link" text:visited-style-name="Index_20_Link">2.6.8 Empirical Evidence and International Precedents<text:tab/>74</text:a></text:p>
          <text:p text:style-name="P48"><text:a xlink:type="simple" xlink:href="#__RefHeading___Toc2088_3246451801" text:style-name="Index_20_Link" text:visited-style-name="Index_20_Link">2.6.9 Open-Source Knowledge and Cultural Preservation<text:tab/>75</text:a></text:p>
          <text:p text:style-name="P48"><text:a xlink:type="simple" xlink:href="#__RefHeading___Toc2090_3246451801" text:style-name="Index_20_Link" text:visited-style-name="Index_20_Link">Footnotes<text:tab/>76</text:a></text:p>
          <text:p text:style-name="P47"><text:a xlink:type="simple" xlink:href="#__RefHeading___Toc8673_1834621681" text:style-name="Index_20_Link" text:visited-style-name="Index_20_Link"><text:s/>2.7 Mobility: Freedom of Movement and Privacy<text:tab/>78</text:a></text:p>
          <text:p text:style-name="P48"><text:a xlink:type="simple" xlink:href="#__RefHeading___Toc4350_3662947916" text:style-name="Index_20_Link" text:visited-style-name="Index_20_Link">2.7.1 Conceptual Design and Core Infrastructure<text:tab/>79</text:a></text:p>
          <text:p text:style-name="P48"><text:a xlink:type="simple" xlink:href="#__RefHeading___Toc4352_3662947916" text:style-name="Index_20_Link" text:visited-style-name="Index_20_Link">2.7.2 Motivations: The Structural Failures of Current Mobility Systems<text:tab/>80</text:a></text:p>
          <text:p text:style-name="P48"><text:a xlink:type="simple" xlink:href="#__RefHeading___Toc4354_3662947916" text:style-name="Index_20_Link" text:visited-style-name="Index_20_Link">2.7.3 Historical Patterns of Resistance to Structural Reform<text:tab/>81</text:a></text:p>
          <text:p text:style-name="P48"><text:a xlink:type="simple" xlink:href="#__RefHeading___Toc4356_3662947916" text:style-name="Index_20_Link" text:visited-style-name="Index_20_Link">2.7.4 The Universal Social Page: Privacy Architecture in Detail<text:tab/>82</text:a></text:p>
          <text:p text:style-name="P48"><text:a xlink:type="simple" xlink:href="#__RefHeading___Toc4358_3662947916" text:style-name="Index_20_Link" text:visited-style-name="Index_20_Link"><text:soft-page-break/>2.7.5 Preliminary Economic Assessment and Funding Pathways<text:tab/>84</text:a></text:p>
          <text:p text:style-name="P48"><text:a xlink:type="simple" xlink:href="#__RefHeading___Toc4360_3662947916" text:style-name="Index_20_Link" text:visited-style-name="Index_20_Link">2.7.6 Explicit Counterarguments and Risk Mitigation<text:tab/>85</text:a></text:p>
          <text:p text:style-name="P48"><text:a xlink:type="simple" xlink:href="#__RefHeading___Toc4362_3662947916" text:style-name="Index_20_Link" text:visited-style-name="Index_20_Link">2.7.7 Empirical Evidence and Analogous Case Studies<text:tab/>86</text:a></text:p>
          <text:p text:style-name="P48"><text:a xlink:type="simple" xlink:href="#__RefHeading___Toc4364_3662947916" text:style-name="Index_20_Link" text:visited-style-name="Index_20_Link">2.7.8 Global and Legal Implementation Details<text:tab/>87</text:a></text:p>
          <text:p text:style-name="P48"><text:a xlink:type="simple" xlink:href="#__RefHeading___Toc4366_3662947916" text:style-name="Index_20_Link" text:visited-style-name="Index_20_Link">2.7.9 Sustainability and Long-Term Viability Assessments<text:tab/>88</text:a></text:p>
          <text:p text:style-name="P48"><text:a xlink:type="simple" xlink:href="#__RefHeading___Toc4368_3662947916" text:style-name="Index_20_Link" text:visited-style-name="Index_20_Link">2.7.10 Mobility's Interdependence with Other Pillars<text:tab/>89</text:a></text:p>
          <text:p text:style-name="P48"><text:a xlink:type="simple" xlink:href="#__RefHeading___Toc4370_3662947916" text:style-name="Index_20_Link" text:visited-style-name="Index_20_Link">2.7.11 Phasing Out Legacy Systems and Transition Dynamics<text:tab/>90</text:a></text:p>
          <text:p text:style-name="P47"><text:a xlink:type="simple" xlink:href="#__RefHeading___Toc4372_3662947916" text:style-name="Index_20_Link" text:visited-style-name="Index_20_Link">Footnotes<text:tab/>91</text:a></text:p>
        </text:index-body>
      </text:table-of-content>
      <text:h text:style-name="Heading_20_1" text:outline-level="1"/>
      <text:h text:style-name="Heading_20_1" text:outline-level="1"><text:bookmark-start text:name="__RefHeading___Toc2113_3246451801"/>Introduction: The Persistent Gap in Human Rights Implementation<text:bookmark-end text:name="__RefHeading___Toc2113_3246451801"/></text:h>
      <text:p text:style-name="P18"/>
      <text:p text:style-name="P18">Most rights frameworks fail due to optional enforcement mechanisms. This paper argues that rights become effective only when implemented through universal, free, and auditable systems that structurally prevent denial.</text:p>
      <text:p text:style-name="P18"/>
      <text:p text:style-name="P16">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P16">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P16">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h text:style-name="P49" text:outline-level="1"><text:bookmark-start text:name="__RefHeading___Toc1920_3246451801"/><text:span text:style-name="T13">1</text:span>. The <text:span text:style-name="T17">Freedom</text:span> Framework<text:bookmark-end text:name="__RefHeading___Toc1920_3246451801"/></text:h>
      <text:p text:style-name="P3"><text:span text:style-name="Emphasis"><text:span text:style-name="T1"/></text:span></text:p>
      <text:p text:style-name="P3"><text:span text:style-name="Emphasis"><text:span text:style-name="T1">FREEDOM – The seven foundational human necessities</text:span></text:span></text:p>
      <table:table table:name="Table1" table:style-name="Table1">
        <table:table-column table:style-name="Table1.A" table:number-columns-repeated="2"/>
        <table:table-row table:style-name="Table1.1">
          <table:table-cell table:style-name="Table1.A1" office:value-type="string">
            <text:p text:style-name="P1">Pillar</text:p>
          </table:table-cell>
          <table:table-cell table:style-name="Table1.A1" office:value-type="string">
            <text:p text:style-name="P1">System Guarantee</text:p>
          </table:table-cell>
        </table:table-row>
        <text:soft-page-break/>
        <table:table-row table:style-name="Table1.1">
          <table:table-cell table:style-name="Table1.A1" office:value-type="string">
            <text:h text:style-name="Heading_20_2" text:outline-level="2"><text:bookmark-start text:name="__RefHeading___Toc2115_3246451801"/><text:span text:style-name="T4">F</text:span>oundation<text:bookmark-end text:name="__RefHeading___Toc2115_3246451801"/></text:h>
          </table:table-cell>
          <table:table-cell table:style-name="Table1.A1" office:value-type="string">
            <text:p text:style-name="P7">Food, water, shelter, energy – the essential base for life. Inviolable lifetime land allocation</text:p>
          </table:table-cell>
        </table:table-row>
        <table:table-row table:style-name="Table1.1">
          <table:table-cell table:style-name="Table1.A1" office:value-type="string">
            <text:h text:style-name="Heading_20_2" text:outline-level="2"><text:bookmark-start text:name="__RefHeading___Toc2117_3246451801"/><text:span text:style-name="T4">R</text:span>esilience<text:bookmark-end text:name="__RefHeading___Toc2117_3246451801"/></text:h>
          </table:table-cell>
          <table:table-cell table:style-name="Table1.A1" office:value-type="string">
            <text:p text:style-name="P5">Human continuity and disaster recovery – protection against earthquakes, global warming, and existential threats.</text:p>
          </table:table-cell>
        </table:table-row>
        <table:table-row table:style-name="Table1.1">
          <table:table-cell table:style-name="Table1.A1" office:value-type="string">
            <text:h text:style-name="Heading_20_2" text:outline-level="2"><text:bookmark-start text:name="__RefHeading___Toc2119_3246451801"/><text:span text:style-name="T4">E</text:span>xchange<text:bookmark-end text:name="__RefHeading___Toc2119_3246451801"/></text:h>
          </table:table-cell>
          <table:table-cell table:style-name="Table1.A1" office:value-type="string">
            <text:p text:style-name="P2"><text:span text:style-name="T1">The human-exchange layer: universal platform for connection, expression, advertising, trade, collaboration, communication, and </text:span><text:span text:style-name="T2">exchange of valuables</text:span><text:span text:style-name="T1">. Free internet, personal data ownership freedom of movement</text:span></text:p>
          </table:table-cell>
        </table:table-row>
        <table:table-row table:style-name="Table1.1">
          <table:table-cell table:style-name="Table1.A1" office:value-type="string">
            <text:h text:style-name="Heading_20_2" text:outline-level="2"><text:bookmark-start text:name="__RefHeading___Toc2121_3246451801"/><text:span text:style-name="T4">E</text:span>quilibrium<text:bookmark-end text:name="__RefHeading___Toc2121_3246451801"/></text:h>
          </table:table-cell>
          <table:table-cell table:style-name="Table1.A1" office:value-type="string">
            <text:p text:style-name="P2">Free universal healthcare and pharmaceuticals, <text:span text:style-name="T1">Physical and mental care, sanitation – balanced well-being of body and mind.</text:span></text:p>
          </table:table-cell>
        </table:table-row>
        <table:table-row table:style-name="Table1.1">
          <table:table-cell table:style-name="Table1.A1" office:value-type="string">
            <text:h text:style-name="Heading_20_2" text:outline-level="2"><text:bookmark-start text:name="__RefHeading___Toc2123_3246451801"/><text:span text:style-name="T4">D</text:span>efen<text:span text:style-name="T6">s</text:span>e<text:bookmark-end text:name="__RefHeading___Toc2123_3246451801"/></text:h>
          </table:table-cell>
          <table:table-cell table:style-name="Table1.A1" office:value-type="string">
            <text:p text:style-name="P4">Right to defend or be defended. Right to fair trial, <text:span text:style-name="T1">Safety, rule of law, stability –inequality, unfair treatment protection from harm and chaos.</text:span></text:p>
          </table:table-cell>
        </table:table-row>
        <table:table-row table:style-name="Table1.1">
          <table:table-cell table:style-name="Table1.A1" office:value-type="string">
            <text:h text:style-name="Heading_20_2" text:outline-level="2"><text:bookmark-start text:name="__RefHeading___Toc2125_3246451801"/><text:span text:style-name="T4">O</text:span>wnership<text:bookmark-end text:name="__RefHeading___Toc2125_3246451801"/></text:h>
          </table:table-cell>
          <table:table-cell table:style-name="Table1.A1" office:value-type="string">
            <text:p text:style-name="P5">Autonomy, knowledge, meaningful choice – personal control over one’s life and decisions.</text:p>
          </table:table-cell>
        </table:table-row>
        <table:table-row table:style-name="Table1.1">
          <table:table-cell table:style-name="Table1.A1" office:value-type="string">
            <text:h text:style-name="Heading_20_2" text:outline-level="2"><text:bookmark-start text:name="__RefHeading___Toc2127_3246451801"/><text:span text:style-name="T4">M</text:span>obility<text:bookmark-end text:name="__RefHeading___Toc2127_3246451801"/></text:h>
          </table:table-cell>
          <table:table-cell table:style-name="Table1.A1" office:value-type="string">
            <text:p text:style-name="P6">Freedom of movement and privacy – the right to travel and exist without forced identification when no crime or threat is present.</text:p>
          </table:table-cell>
        </table:table-row>
      </table:table>
      <text:p text:style-name="P3"/>
      <text:p text:style-name="Text_20_body"/>
      <text:p text:style-name="Text_20_body"/>
      <text:p text:style-name="Text_20_body"/>
      <text:h text:style-name="Heading_20_1" text:outline-level="1"><text:bookmark-start text:name="__RefHeading___Toc2129_3246451801"/><text:span text:style-name="T13">2</text:span><text:span text:style-name="T12">.</text:span><text:span text:style-name="T16"> </text:span><text:span text:style-name="T15">The Seven Pillars: Interdependent Guarantees for Human Flourishing</text:span><text:bookmark-end text:name="__RefHeading___Toc2129_3246451801"/></text:h>
      <text:p text:style-name="P16"><text:line-break/>The seven pillars form a cohesive system (FREEDOM), each delivered through dedicated, universal infrastructure designed for redundancy and public oversight.</text:p>
      <text:h text:style-name="Heading_20_2"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text:soft-page-break/>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Heading_20_3" text:outline-level="3"><text:bookmark-start text:name="__RefHeading___Toc1922_3246451801"/>2.1.1 Conceptual Design of Foundation Land<text:bookmark-end text:name="__RefHeading___Toc1922_3246451801"/></text:h>
      <text:p text:style-name="P9">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T5">1</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T5">2</text:span></text:a> This ensures reliability without overburdening fragile ecosystems, with public oversight preventing monopolization or inefficiency.</text:p>
      <text:p text:style-name="P9">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T5">3</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T5">4</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Communal drones, shared across neighboring allocations, could patrol and service multiple plots—trimming grass, applying natural fertilizers, or scouting for issues—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Heading_20_3" text:outline-level="3"><text:bookmark-start text:name="__RefHeading___Toc1924_3246451801"/><text:soft-page-break/>2.1.2 The Equivalent Land Area (ELA) System<text:bookmark-end text:name="__RefHeading___Toc1924_3246451801"/></text:h>
      <text:p text:style-name="P9">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T5">5</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Heading_20_3" text:outline-level="3"><text:bookmark-start text:name="__RefHeading___Toc1926_3246451801"/>2.1.3 Social Dynamics: Teaming, Transitions, and Global Variations<text:bookmark-end text:name="__RefHeading___Toc1926_3246451801"/></text:h>
      <text:p text:style-name="P9">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T5">6</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9">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accommodations for travelers, allowing individuals to experience different environments without permanent relocation.<text:bookmark text:name="user-content-fnref-7"/><text:a xlink:type="simple" xlink:href="#user-content-fn-7" text:style-name="Internet_20_link" text:visited-style-name="Visited_20_Internet_20_Link"><text:span text:style-name="T5">7</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xt:soft-page-break/>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Heading_20_3" text:outline-level="3"><text:bookmark-start text:name="__RefHeading___Toc1928_3246451801"/>2.1.4 Structural Governmental Failures in Housing Provision<text:bookmark-end text:name="__RefHeading___Toc1928_3246451801"/></text:h>
      <text:p text:style-name="P9">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T5">8</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9">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T5">9</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T5">10</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Heading_20_3"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9">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T5">11</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T5">12</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T5">13</text:span></text:a></text:p>
      <text:p text:style-name="Text_20_body"><text:soft-page-break/>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Heading_20_3" text:outline-level="3"><text:bookmark-start text:name="__RefHeading___Toc1932_3246451801"/>2.1.6 Explicit Counterarguments and Risk Mitigation<text:bookmark-end text:name="__RefHeading___Toc1932_3246451801"/></text:h>
      <text:p text:style-name="P9">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T5">14</text:span></text:a> Automation shifts labor to voluntary pursuits, boosting innovation.</text:p>
      <text:p text:style-name="P9">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T5">15</text:span></text:a> Overpopulation fears are countered by demographic trends toward stabilization.</text:p>
      <text:h text:style-name="P10" text:outline-level="3"><text:bookmark-start text:name="__RefHeading___Toc1934_3246451801"/>2.1.7 Empirical Evidence and Analogous Case Studies<text:bookmark-end text:name="__RefHeading___Toc1934_3246451801"/></text:h>
      <text:p text:style-name="P9">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T5">16</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T5">17</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T5">18</text:span></text:a> Simulations project Gini drops of 20–30% over generations.</text:p>
      <text:h text:style-name="Heading_20_3" text:outline-level="3"><text:bookmark-start text:name="__RefHeading___Toc1936_3246451801"/>2.1.8 Global and Legal Implementation Details<text:bookmark-end text:name="__RefHeading___Toc1936_3246451801"/></text:h>
      <text:p text:style-name="P9">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T5">19</text:span></text:a> Phased compacts facilitate adoption, with legal embedding through constitutional amendments and international arbitration for disputes. Land-rich nations lead pilots, aiding dense ones via tech transfers.</text:p>
      <text:h text:style-name="Heading_20_3" text:outline-level="3"><text:bookmark-start text:name="__RefHeading___Toc1938_3246451801"/>2.1.9 Sustainability and Long-Term Viability Assessments<text:bookmark-end text:name="__RefHeading___Toc1938_3246451801"/></text:h>
      <text:p text:style-name="P9">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T5">20</text:span></text:a> Lifecycle assessments show lower impacts than industrial farming; redundancies (manual protocols) address tech failures. Long-term: declining populations ease pressures, with ELA adapting to climate shifts.</text:p>
      <text:h text:style-name="Heading_20_3" text:outline-level="3"><text:bookmark-start text:name="__RefHeading___Toc1940_3246451801"/><text:soft-page-break/>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L1">
        <text:list-item>
          <text:p text:style-name="P54"><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a></text:p>
        </text:list-item>
        <text:list-item>
          <text:p text:style-name="P54"><text:bookmark text:name="user-content-fn-2"/>Adaptive communal water systems observed in arid-region cooperatives. <text:a xlink:type="simple" xlink:href="#user-content-fnref-2" text:style-name="Internet_20_link" text:visited-style-name="Visited_20_Internet_20_Link">↩</text:a></text:p>
        </text:list-item>
        <text:list-item>
          <text:p text:style-name="P54"><text:bookmark text:name="user-content-fn-3"/>Circular waste designs from eco-village and off-grid community case studies. <text:a xlink:type="simple" xlink:href="#user-content-fnref-3" text:style-name="Internet_20_link" text:visited-style-name="Visited_20_Internet_20_Link">↩</text:a></text:p>
        </text:list-item>
        <text:list-item>
          <text:p text:style-name="P54"><text:bookmark text:name="user-content-fn-4"/>Projections based on agritech trajectories, including drone and AI monitoring advancements. <text:a xlink:type="simple" xlink:href="#user-content-fnref-4" text:style-name="Internet_20_link" text:visited-style-name="Visited_20_Internet_20_Link">↩</text:a></text:p>
        </text:list-item>
        <text:list-item>
          <text:p text:style-name="P54"><text:bookmark text:name="user-content-fn-5"/>Geospatial ELA concepts analogous to land equivalency ratios in intercropping research. <text:a xlink:type="simple" xlink:href="#user-content-fnref-5" text:style-name="Internet_20_link" text:visited-style-name="Visited_20_Internet_20_Link">↩</text:a></text:p>
        </text:list-item>
        <text:list-item>
          <text:p text:style-name="P54"><text:bookmark text:name="user-content-fn-6"/>Benefits of communal land-sharing in cooperative farming models. <text:a xlink:type="simple" xlink:href="#user-content-fnref-6" text:style-name="Internet_20_link" text:visited-style-name="Visited_20_Internet_20_Link">↩</text:a></text:p>
        </text:list-item>
        <text:list-item>
          <text:p text:style-name="P54"><text:bookmark text:name="user-content-fn-7"/>Dual-use resilience reserves for experiential equity. <text:a xlink:type="simple" xlink:href="#user-content-fnref-7" text:style-name="Internet_20_link" text:visited-style-name="Visited_20_Internet_20_Link">↩</text:a></text:p>
        </text:list-item>
        <text:list-item>
          <text:p text:style-name="P54"><text:bookmark text:name="user-content-fn-8"/>Dutch social housing data (2024–2025 averages and urban extremes). <text:a xlink:type="simple" xlink:href="#user-content-fnref-8" text:style-name="Internet_20_link" text:visited-style-name="Visited_20_Internet_20_Link">↩</text:a></text:p>
        </text:list-item>
        <text:list-item>
          <text:p text:style-name="P54"><text:bookmark text:name="user-content-fn-9"/>2025 Spanish housing protests and related unrest reports. <text:a xlink:type="simple" xlink:href="#user-content-fnref-9" text:style-name="Internet_20_link" text:visited-style-name="Visited_20_Internet_20_Link">↩</text:a></text:p>
        </text:list-item>
        <text:list-item>
          <text:p text:style-name="P54"><text:bookmark text:name="user-content-fn-10"/>Amnesty International and global protest analyses linking living costs to social movements. <text:a xlink:type="simple" xlink:href="#user-content-fnref-10" text:style-name="Internet_20_link" text:visited-style-name="Visited_20_Internet_20_Link">↩</text:a></text:p>
        </text:list-item>
        <text:list-item>
          <text:p text:style-name="P54"><text:bookmark text:name="user-content-fn-11"/>Eurostat and EU social protection expenditure data. <text:a xlink:type="simple" xlink:href="#user-content-fnref-11" text:style-name="Internet_20_link" text:visited-style-name="Visited_20_Internet_20_Link">↩</text:a></text:p>
        </text:list-item>
        <text:list-item>
          <text:p text:style-name="P54"><text:bookmark text:name="user-content-fn-12"/>OECD social spending averages and US means-tested program figures. <text:a xlink:type="simple" xlink:href="#user-content-fnref-12" text:style-name="Internet_20_link" text:visited-style-name="Visited_20_Internet_20_Link">↩</text:a></text:p>
        </text:list-item>
        <text:list-item>
          <text:p text:style-name="P54"><text:bookmark text:name="user-content-fn-13"/>Administrative overhead estimates in welfare systems. <text:a xlink:type="simple" xlink:href="#user-content-fnref-13" text:style-name="Internet_20_link" text:visited-style-name="Visited_20_Internet_20_Link">↩</text:a></text:p>
        </text:list-item>
        <text:list-item>
          <text:p text:style-name="P54"><text:bookmark text:name="user-content-fn-14"/>Finland UBI trial and US guaranteed income pilot outcomes. <text:a xlink:type="simple" xlink:href="#user-content-fnref-14" text:style-name="Internet_20_link" text:visited-style-name="Visited_20_Internet_20_Link">↩</text:a></text:p>
        </text:list-item>
        <text:list-item>
          <text:p text:style-name="P54"><text:bookmark text:name="user-content-fn-15"/>Lessons from Mexico's ejido system governance challenges. <text:a xlink:type="simple" xlink:href="#user-content-fnref-15" text:style-name="Internet_20_link" text:visited-style-name="Visited_20_Internet_20_Link">↩</text:a></text:p>
        </text:list-item>
        <text:list-item>
          <text:p text:style-name="P54"><text:bookmark text:name="user-content-fn-16"/>Taiwan and Japan post-war land reform economic impacts. <text:a xlink:type="simple" xlink:href="#user-content-fnref-16" text:style-name="Internet_20_link" text:visited-style-name="Visited_20_Internet_20_Link">↩</text:a></text:p>
        </text:list-item>
        <text:list-item>
          <text:p text:style-name="P54"><text:bookmark text:name="user-content-fn-17"/>Zimbabwe fast-track land reform agricultural consequences. <text:a xlink:type="simple" xlink:href="#user-content-fnref-17" text:style-name="Internet_20_link" text:visited-style-name="Visited_20_Internet_20_Link">↩</text:a></text:p>
        </text:list-item>
        <text:list-item>
          <text:p text:style-name="P54"><text:bookmark text:name="user-content-fn-18"/>Minneapolis GBI and broader UBI trial results. <text:a xlink:type="simple" xlink:href="#user-content-fnref-18" text:style-name="Internet_20_link" text:visited-style-name="Visited_20_Internet_20_Link">↩</text:a></text:p>
        </text:list-item>
        <text:list-item>
          <text:p text:style-name="P54"><text:bookmark text:name="user-content-fn-19"/><text:soft-page-break/>Relevant UN human rights instruments. <text:a xlink:type="simple" xlink:href="#user-content-fnref-19" text:style-name="Internet_20_link" text:visited-style-name="Visited_20_Internet_20_Link">↩</text:a></text:p>
        </text:list-item>
        <text:list-item>
          <text:p text:style-name="P55"><text:bookmark text:name="user-content-fn-20"/>Carbon sequestration and biodiversity benefits of permaculture systems. <text:a xlink:type="simple" xlink:href="#user-content-fnref-20" text:style-name="Internet_20_link" text:visited-style-name="Visited_20_Internet_20_Link">↩</text:a></text:p>
        </text:list-item>
      </text:list>
      <text:h text:style-name="Heading_20_2" text:outline-level="2"><text:bookmark-start text:name="__RefHeading___Toc4382_3489137331"/>2.2 Resilience: Continuity in the Face of Disruption<text:bookmark-end text:name="__RefHeading___Toc4382_3489137331"/></text:h>
      <text:p text:style-name="P31">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p>
      <text:p text:style-name="P32">The distinguishing feature of the Resilience pillar is its commitment to dignified continuity rather than mere survival. Current disaster response frameworks aim to preserve life; this pillar aims to preserve life within a context of sustained human functioning—shelter that is habitable rather than merely weatherproof, food that is nutritious rather than merely caloric, social connectivity that prevents the psychological collapse that routinely follows physical disasters. This shift in ambition is not rhetorical. It reflects accumulated evidence that the secondary effects of displacement—mental illness, community dissolution, economic devastation, and political instability—produce greater long-term harm than the initial disaster event in a significant proportion of cases.</text:p>
      <text:p text:style-name="P32">The framework draws explicitly on principles developed in corporate business continuity and disaster recovery planning, adapted for public-scale, human-centric implementation. Where a corporation maintains redundant data centers and failover protocols to ensure operational continuity during infrastructure disruption, the Resilience pillar maintains redundant human settlements, distributed supply chains, and pre-positioned response capacity to ensure that populations can continue to live with dignity during and after disruptions of any scale. The analogy is not merely conceptual—it imports specific operational disciplines that public emergency management has historically lacked: pre-tested activation protocols, defined recovery time objectives, regular rehearsal of failover procedures, and clear accountability for preparedness gaps.</text:p>
      <text:p text:style-name="P44"/>
      <text:h text:style-name="Heading_20_3" text:outline-level="3"><text:bookmark-start text:name="__RefHeading___Toc4384_3489137331"/>2.2.1 Conceptual Design and Core Infrastructure<text:bookmark-end text:name="__RefHeading___Toc4384_3489137331"/></text:h>
      <text:p text:style-name="P31">The Resilience pillar operates through four integrated infrastructure systems: a planetary early-warning network, a distributed reserve settlement system, a pre-positioned logistics architecture, and a long-term climate adaptation layer. Each is designed for redundancy and local operability—capable of functioning when central coordination is disrupted.</text:p>
      <text:p text:style-name="P32">The early-warning network integrates existing meteorological, seismic, epidemiological, and ecological monitoring systems into a unified public platform with standardized alert protocols and mandatory dissemination requirements. Current early-warning infrastructure is fragmented across national agencies, international bodies, and private meteorological services, with no guaranteed pathway from detection to public notification. The unified network establishes minimum performance standards—detection-to-alert latency by hazard type, coverage requirements by population density, redundant communication channels for areas lacking reliable internet connectivity—and subjects national implementations to independent audit. The network's outputs feed <text:soft-page-break/>directly into activation protocols for the reserve settlement system, eliminating the administrative delays that have historically allowed preventable deaths to accumulate between detection and evacuation.</text:p>
      <text:p text:style-name="P32">The reserve settlement system is the pillar's most structurally novel element. Pre-designated zones are equipped with ready housing—modular units capable of rapid deployment, or permanent structures maintained at occupancy readiness—along with utilities, sanitation, food storage, and medical facilities. In non-emergency periods, these reserves serve as community resources: seasonal accommodation, educational facilities, research stations, or retreat centers, generating social utility that offsets maintenance costs and maintains the human presence necessary to keep infrastructure functional. When emergencies are declared, priority activation protocols clear non-essential occupants within defined windows and prepare the settlement for incoming displaced populations. Capacity planning targets a minimum of 15% of regional population served per reserve cluster, with reserve clusters distributed to ensure no population center is more than a defined travel distance from the nearest activated zone.</text:p>
      <text:p text:style-name="P32">The logistics architecture pre-positions essential supplies—food, water purification capacity, medical equipment, fuel, and communication hardware—at distributed nodes rather than centralized warehouses. Centralized warehousing creates single points of failure: a warehouse in the path of a hurricane is unavailable precisely when needed most. Distributed pre-positioning ensures that some proportion of essential supplies survive any plausible single disaster event. Inventory is rotated through normal supply chains on defined cycles, preventing spoilage while maintaining readiness. Transport capacity—vehicle fleets, fuel reserves, driver pools—is maintained under retainer arrangements with private operators, activated through pre-negotiated contracts when emergency protocols trigger. The target performance standard, derived from BCDR practice, is full population relocation capacity within 12 hours of activation order for any hazard scenario with 72 hours of advance warning, and partial capacity within 6 hours for no-warning events.</text:p>
      <text:p text:style-name="P32">The climate adaptation layer operates on a longer time horizon than the emergency response systems. Coastal defense infrastructure, reforestation corridors that reduce flood and landslide risk, drought-resistant agricultural systems, and urban heat island mitigation investments are classified as Resilience infrastructure—not environmental policy—because their primary function is protecting populations from foreseeable harm. This classification matters for funding and governance: resilience infrastructure competes for capital alongside transport and energy infrastructure rather than against environmental discretionary budgets that are routinely among the first cut in fiscal contractions.</text:p>
      <text:p text:style-name="P44"/>
      <text:h text:style-name="Heading_20_3" text:outline-level="3"><text:bookmark-start text:name="__RefHeading___Toc4386_3489137331"/>2.2.2 Motivations: The Structural Failures of Current Disaster Response<text:bookmark-end text:name="__RefHeading___Toc4386_3489137331"/></text:h>
      <text:p text:style-name="P31">Contemporary disaster response systems fail predictably and repeatedly along identifiable fault lines. Understanding these failures precisely is necessary to design a replacement that avoids reproducing them.</text:p>
      <text:p text:style-name="P32"><text:soft-page-break/>The first failure is the gap between warning and action. Early-warning technology has advanced dramatically over the past three decades: meteorological modeling can now predict hurricane landfall locations to within 50 kilometers five days in advance; seismic networks can issue tsunami warnings within minutes of submarine earthquakes; epidemiological surveillance can detect unusual disease clusters within days of emergence.¹ Yet the death tolls from predictable disasters remain enormous. The 2004 Indian Ocean tsunami killed approximately 230,000 people despite the earthquake being detected immediately; a functioning warning network with dissemination infrastructure would have provided enough lead time to evacuate most coastal populations.² The gap is not detection—it is the pathway from detection to protective action, which runs through fragmented institutional architectures, unclear authority, and populations with no pre-established destination or transport to reach it.</text:p>
      <text:p text:style-name="P32">The second failure is the temporary-to-permanent displacement trap. Emergency shelter—tents, prefabricated camps, improvised settlements—is designed for weeks and occupied for years. The pattern is consistent across disaster types and geographies: the 2010 Haiti earthquake displaced 1.5 million people into temporary camps; a decade later, tens of thousands remained in conditions functionally indistinguishable from the immediate aftermath.³ The trap is institutional as much as economic: temporary settlements generate no political constituency for upgrade because their residents are classified as temporary; the classification persists regardless of actual duration because acknowledging permanence would require acknowledging policy failure. The Resilience pillar breaks this trap by designing reserve settlements as permanent infrastructure from the outset—built to habitability standards that do not require apology or upgrade to be dignified.</text:p>
      <text:p text:style-name="P32">The third failure is the centralization pathology. Emergency management systems are typically designed with hierarchical command structures that mirror peacetime governance. This creates systemic brittleness: when the disaster affects the command center—as it frequently does, since command centers are located in population centers that are themselves at risk—coordination collapses. The 2005 Katrina response catastrophe in New Orleans was substantially a centralization failure: federal, state, and city authorities spent critical hours negotiating jurisdiction while people died in the Superdome.⁴ Modular, locally operable resilience infrastructure that does not require central authorization to activate is not merely preferable—it is the only architecture that performs reliably under the conditions it is designed for.</text:p>
      <text:p text:style-name="P32">The fourth failure is inequity of protection. Disaster impact is not randomly distributed across populations. Across virtually every studied disaster, mortality and displacement rates are higher among low-income populations, ethnic minorities, elderly people, people with disabilities, and women—groups that have less access to early warning information, less capacity to self-evacuate, and less political influence over pre-disaster infrastructure investment.⁵ This inequity is not incidental; it reflects the operation of market-mediated protection in which the quality of one's disaster preparation correlates with one's ability to pay for it. The Resilience pillar's universality requirement—that reserve settlement capacity and logistics infrastructure be available without means-testing or prior registration to every person in the affected area—directly addresses this structural inequity.</text:p>
      <text:p text:style-name="P32"><text:soft-page-break/>The fifth failure is short-termism in climate risk assessment. Infrastructure investment decisions are routinely made against 20–30 year asset lifespans using climate projections that assume conditions similar to the historical period. As climate projections incorporate accelerating change, this produces infrastructure systematically under-specified for the conditions it will face during its operational life. Coastal infrastructure built to current flood standards will face conditions exceeding those standards within its design life in most climate scenarios. The Resilience pillar requires climate adaptation investment to be planned against 50–100 year projections, accepting higher upfront costs in exchange for avoiding the much larger costs of premature infrastructure failure.</text:p>
      <text:p text:style-name="P44"/>
      <text:h text:style-name="Heading_20_3" text:outline-level="3"><text:bookmark-start text:name="__RefHeading___Toc4388_3489137331"/>2.2.3 Historical Patterns of Resistance to Structural Reform<text:bookmark-end text:name="__RefHeading___Toc4388_3489137331"/></text:h>
      <text:p text:style-name="P31">Structural reform of disaster response and public resilience systems follows the same resistance trajectory observed across other major societal shifts, with some domain-specific variations that reflect the particular political economy of emergency management.</text:p>
      <text:p text:style-name="P32">The infeasibility phase in resilience reform takes a distinctive form. Unlike labor protections or social safety nets, where opponents argue that protection is economically unsustainable, resilience reform opponents typically argue that the proposed standard is physically impossible—that no warning system can provide adequate lead time for no-warning events, that no logistics network can relocate large populations within the proposed timeframes, that no reserve settlement system can be maintained in genuine readiness without prohibitive cost. These arguments are technically sophisticated and sometimes partially valid; they are also systematically deployed to forestall reform regardless of their accuracy in specific cases. The appropriate response is empirical: the performance standards proposed in the Resilience pillar are derived from documented achievements of existing systems in specific contexts, not from theoretical ideals.</text:p>
      <text:p text:style-name="P32">The legal challenge phase in resilience reform targets jurisdictional boundaries. Emergency management authority in most countries is divided among national, regional, and local governments in ways that reflect historical accident rather than functional logic. When reform proposals seek to establish minimum national standards for local emergency infrastructure, local authorities resist as encroachments on autonomy; when proposals seek to fund local infrastructure through national mechanisms, national authorities resist as fiscal overreach. This jurisdictional fragmentation is not accidental—it is actively maintained by actors who benefit from the status quo precisely because fragmentation prevents effective accountability for preparedness failures.</text:p>
      <text:p text:style-name="P32">The capital withdrawal phase is particularly visible in the insurance industry, which plays a central role in financing disaster recovery in market economies. As climate risk increases, insurers have withdrawn from high-risk coastal and wildfire-prone markets, citing unsustainable loss ratios.⁶ This withdrawal is presented as a market signal—evidence that the locations are genuinely too risky to inhabit—but functions as a form of capital threat against public policy: if governments establish mandatory coverage requirements or public reinsurance mechanisms, private capital will exit, leaving the public sector with concentrated risk. The Resilience pillar's reserve settlement system <text:soft-page-break/>and pre-positioned logistics architecture reduce dependence on insurance-mediated recovery, diminishing the leverage this threat provides.</text:p>
      <text:p text:style-name="P32">The artificial scarcity phase in resilience reform manifests as deliberate underinvestment in early-warning infrastructure, reserve settlement capacity, and logistics pre-positioning, followed by arguments that the demonstrated inadequacy of existing systems proves that the proposed standards are unachievable. When reserve settlements are not built, their absence is cited as evidence that they cannot be built. When warning networks are not funded to coverage standard, their gaps are cited as evidence that coverage is technically impossible. Recognizing this pattern allows reformers to insist on demonstrating feasibility through pilots rather than accepting claimed infeasibility as established fact.</text:p>
      <text:p text:style-name="P32">The recapture phase in resilience reform takes the form of privatization of emergency response functions—contracting out logistics, shelter management, food provision, and security to private firms that extract profit from crisis conditions. The post-Katrina contracting experience in the United States documented this pattern extensively: FEMA contracted with firms that had minimal emergency management experience, paid rates far above market, and delivered services well below contracted standards, with limited accountability.⁷ The Resilience pillar's governance architecture must specifically address this vulnerability by establishing public delivery as the default and defining the conditions under which private contracting is permissible, with robust audit and accountability requirements that survive political transitions.</text:p>
      <text:p text:style-name="P32">The tipping point of irreversibility in resilience reform is typically a disaster that makes the cost of inadequate preparation undeniably visible to a broad public. The 2004 Indian Ocean tsunami catalyzed the establishment of regional early-warning systems across the Indo-Pacific. Hurricane Katrina catalyzed FEMA reform and the establishment of new national preparedness standards in the United States. The 2011 Tōhoku earthquake and tsunami catalyzed comprehensive revision of Japan's coastal defense and evacuation infrastructure. Each of these tipping points came at enormous human cost; the goal of proactive resilience reform is to establish the infrastructure before the disaster that would otherwise catalyze it.</text:p>
      <text:p text:style-name="P44"/>
      <text:h text:style-name="Heading_20_3" text:outline-level="3"><text:bookmark-start text:name="__RefHeading___Toc4390_3489137331"/>2.2.4 The Reserve Settlement System: Design in Detail<text:bookmark-end text:name="__RefHeading___Toc4390_3489137331"/></text:h>
      <text:p text:style-name="P31">The reserve settlement system deserves more granular examination than the overview in 2.2.1 provides, because its design determines whether it can genuinely function as a substitute for permanent housing during extended displacement while remaining economically sustainable as peacetime infrastructure.</text:p>
      <text:p text:style-name="P32">Reserve settlements are planned to three functional tiers. Tier one settlements are lightweight pre-positioning installations: cleared land, utility hookups, fuel and water storage, and warehoused modular housing components that can be assembled within 24 hours. They require minimal ongoing maintenance and generate limited peacetime utility; their value is entirely in readiness cost and speed. Tier two settlements are partially developed facilities: permanent utility infrastructure, semi-permanent housing structures suitable for medium-term habitation, and service buildings housing medical, <text:soft-page-break/>educational, and administrative functions. In peacetime, these function as the community resources described in the conceptual overview—accommodating seasonal workers, educational retreat programs, research stations, or low-cost tourism. Tier three settlements are fully developed alternative communities: permanent housing at livability standards equivalent to ordinary residential construction, full service infrastructure, and economic activity sufficient to sustain the settlement without disaster-response subsidy. In peacetime, tier three settlements are inhabited communities that happen to have reserve capacity and rapid-intake protocols; in emergencies, their existing population is supplemented by displaced arrivals under defined sharing arrangements.</text:p>
      <text:p text:style-name="P32">The tier three model addresses the most persistent problem in reserve settlement design: maintaining genuine readiness in facilities that are not in continuous use. An uninhabited settlement deteriorates physically and institutionally—infrastructure corrodes, maintenance skills atrophy, administrative protocols become theoretical rather than practiced. By designing tier three settlements as living communities with reserve capacity rather than purpose-built emergency facilities, the Resilience pillar ensures that the infrastructure is maintained through use rather than against disuse. The economic model is analogous to a hotel that maintains its operational capacity through normal occupancy while reserving a defined proportion of rooms for emergency allocation under predetermined conditions.</text:p>
      <text:p text:style-name="P32">Site selection for reserve settlements follows criteria derived from both disaster risk and connectivity analysis. Settlements must be located outside the primary hazard zones of the disasters they are designed to absorb: inland from coastal flood risk, above likely wildfire perimeters, on stable geological formations outside primary seismic fault zones. They must be accessible by multiple transport routes, since single-access locations can be isolated by the same disaster that activates them. They must be located within the Mobility pillar's transport network to enable population movement without private vehicle ownership. And they must be distributed to avoid concentration: a reserve settlement system in which all capacity is located in a single region is vulnerable to regional disasters that simultaneously displace populations and destroy reserve capacity.</text:p>
      <text:p text:style-name="P32">Governance of reserve settlements during emergency activation follows a defined protocol that balances speed with legitimacy. Activation authority is delegated to regional emergency coordinators who can trigger intake protocols without waiting for national authorization—eliminating the jurisdictional delays that have historically cost lives. Activation decisions are subject to rapid independent review within 24 hours, providing accountability without creating bottlenecks. Displaced populations arriving at reserve settlements have defined rights: minimum accommodation standards, access to medical and educational services, freedom of movement within and from the settlement, and a defined status review process that converts temporary displacement into permanent resettlement options when the displacement extends beyond defined thresholds.</text:p>
      <text:p text:style-name="P44"/>
      <text:h text:style-name="Heading_20_3" text:outline-level="3"><text:bookmark-start text:name="__RefHeading___Toc4392_3489137331"/>2.2.5 Preliminary Economic Assessment and Funding Pathways<text:bookmark-end text:name="__RefHeading___Toc4392_3489137331"/></text:h>
      <text:p text:style-name="P31">The economic case for the Resilience pillar rests on a straightforward comparison: the cost of preparedness against the cost of unpreparedness. This comparison consistently <text:soft-page-break/>favors investment in preparedness, often dramatically, yet investment remains systematically insufficient because the costs of unpreparedness fall on different actors and timeframes than the costs of preparation.</text:p>
      <text:p text:style-name="P32">The global economic cost of natural disasters averaged approximately $280 billion annually over the decade 2010–2020, with significant year-to-year variation driven by major events.⁸ This figure substantially understates true cost because it captures insured losses and direct infrastructure damage more reliably than indirect economic effects, long-term health impacts, and the compounded costs of displacement. More comprehensive assessments that include these factors estimate total annual costs at $500 billion to $1 trillion.⁹ Against this baseline, the annual cost of a fully implemented global Resilience pillar—early-warning infrastructure, reserve settlement maintenance, logistics pre-positioning, and climate adaptation investment—is estimated at $150–200 billion, with substantial upfront capital requirements during the implementation phase.</text:p>
      <text:p text:style-name="P32">The return on this investment is documented across multiple contexts. For every dollar invested in disaster risk reduction, studies consistently find avoided losses of four to eleven dollars, with the ratio rising as investments are better targeted.¹⁰ Early-warning systems alone generate extraordinary returns: the estimated cost of establishing a global multi-hazard early-warning system is approximately $800 million annually, against avoided losses estimated at $3–16 billion per year—a ratio of 4:1 to 20:1 depending on methodology.¹¹ These returns are large enough that the economic case for investment is robust even under conservative assumptions and high discount rates.</text:p>
      <text:p text:style-name="P32">The structural reason that investment remains insufficient despite these returns is the separation of costs and benefits across actors and time. Governments that invest in preparedness bear costs immediately; the benefits accrue over decades and, in the best case, are invisible—a disaster that does not happen generates no political credit. The populations who benefit from preparedness investment are often not the same populations who vote for the governments that make the investment. And the private actors who bear disaster costs—insurers, property owners, businesses—have limited ability to coordinate investment in public preparedness goods that would reduce their exposure but whose benefits cannot be captured privately.</text:p>
      <text:p text:style-name="P32">The Resilience pillar addresses this misalignment through several mechanisms. Constitutional embedding of the resilience guarantee creates a long-term commitment that outlasts electoral cycles. International treaty obligations distribute the cost of global early-warning and logistics infrastructure across contributing nations in proportion to their economic capacity. Dedicated funding streams—analogous to the levies that fund transportation and energy infrastructure—provide revenue that does not compete annually with discretionary spending priorities. And the peacetime utility of tier two and tier three reserve settlements generates ongoing economic returns that partially offset maintenance costs, creating private sector stakeholders with interests aligned with continued investment.</text:p>
      <text:p text:style-name="P32">Funding sources include existing international disaster risk reduction commitments—the Sendai Framework for Disaster Risk Reduction 2015–2030 established targets for increased investment, though implementation has lagged commitments significantly¹²—reallocation of post-disaster reconstruction spending toward pre-disaster preparedness, <text:soft-page-break/>and progressive international levies on activities that contribute to systemic risk, including carbon emissions and financial activities that amplify economic fragility. The 18-year implementation timeline allows for phased capital commitment, with early phases prioritizing high-return investments in early-warning infrastructure and tier one reserve pre-positioning before committing to the larger capital requirements of tier two and tier three development.</text:p>
      <text:p text:style-name="P44"/>
      <text:h text:style-name="Heading_20_3" text:outline-level="3"><text:bookmark-start text:name="__RefHeading___Toc4394_3489137331"/>2.2.6 Explicit Counterarguments and Risk Mitigation<text:bookmark-end text:name="__RefHeading___Toc4394_3489137331"/></text:h>
      <text:p text:style-name="P31">The Resilience pillar faces several substantive objections that deserve direct engagement rather than dismissal.</text:p>
      <text:p text:style-name="P32">The moral hazard objection holds that guaranteed disaster response reduces incentives for individuals and communities to invest in their own preparedness, and that it encourages settlement in high-risk locations by removing the cost signal that would otherwise deter it. This objection is empirically testable and the evidence is mixed. Studies of flood insurance in the United States—a partial analog to guaranteed disaster response—do find some evidence of increased settlement in floodplains among insured populations.¹³ However, the effect is substantially smaller than critics suggest, is concentrated among wealthy property owners who could afford to relocate without the insurance guarantee, and is overwhelmed by the equity costs of not providing protection. Calibrated responses include land use planning requirements that limit new development in highest-risk zones, with the reserve settlement system serving as an alternative destination rather than a reason to remain in place.</text:p>
      <text:p text:style-name="P32">The coordination failure objection holds that the scale and complexity of the proposed system exceeds the organizational capacity of existing institutions. This concern is legitimate and the framework takes it seriously. The BCDR analogy is instructive here: large corporations with complex operations have demonstrated that it is possible to maintain genuine operational continuity across global footprints through systematic planning, regular rehearsal, and clear accountability. The challenge for public systems is not technical but institutional—building the governance structures and accountability mechanisms that make organizations maintain preparedness as a permanent priority rather than an occasional focus. The phased implementation timeline allows for institutional capacity building alongside infrastructure investment, with early phases prioritizing the organizational development that later phases require.</text:p>
      <text:p text:style-name="P32">The sovereignty objection holds that international minimum standards for resilience infrastructure constitute unacceptable intrusion on national decision-making. This objection is weaker than it appears. National sovereignty in disaster response already has significant international overlay: the Sendai Framework, the Paris Agreement's adaptation provisions, and numerous bilateral and multilateral disaster assistance arrangements all involve international standards and obligations. The Resilience pillar extends these existing arrangements rather than creating a qualitatively new form of international engagement. And the practical alternative to international coordination—purely national resilience infrastructure—is demonstrably inferior for transboundary hazards, regional disasters that overwhelm national capacity, and global risks like pandemics and climate change that no nation can address unilaterally.</text:p>
      <text:p text:style-name="P32"><text:soft-page-break/>The political capture risk—that reserve settlements become instruments of forced relocation or population control rather than voluntary disaster response resources—is the most serious institutional risk the pillar faces. Historical precedents for government-managed population displacement, from Soviet collectivization to post-disaster reconstruction in authoritarian contexts, demonstrate that infrastructure designed for protective purposes can be repurposed for control. The mitigation is architectural: reserve settlements must be designed with exit rights as fundamental features, not administrative afterthoughts. Displaced populations must retain freedom of movement, legal standing, and access to independent advocacy. International monitoring with genuine access rights provides external accountability that purely national systems cannot. And constitutional embedding of the rights framework ensures that the protective orientation of the system survives political transitions.</text:p>
      <text:p text:style-name="P44"/>
      <text:h text:style-name="Heading_20_3" text:outline-level="3"><text:bookmark-start text:name="__RefHeading___Toc4396_3489137331"/>2.2.7 Empirical Evidence and Analogous Case Studies<text:bookmark-end text:name="__RefHeading___Toc4396_3489137331"/></text:h>
      <text:p text:style-name="P31">The core components of the Resilience pillar have precedents in existing implementations that demonstrate feasibility while illuminating necessary design refinements.</text:p>
      <text:p text:style-name="P32">Japan's disaster response infrastructure represents the most comprehensive existing implementation of resilience principles at national scale. Following the 2011 Tōhoku earthquake and tsunami, which killed approximately 19,000 people despite Japan having the most advanced earthquake preparedness systems in the world at the time, Japan undertook a systematic upgrade of its coastal defense and evacuation infrastructure. Seawall construction, elevated evacuation routes, pre-designated assembly points with supply caches, and comprehensive public education campaigns were implemented at a scale and cost that would have seemed politically impossible before the disaster.¹⁴ The institutional lesson is that democratic systems can sustain large-scale resilience investment when the political connection between preparedness and protection has been made viscerally real by a major disaster—and that the goal of proactive reform is to make this connection before rather than after the catastrophe.</text:p>
      <text:p text:style-name="P24"><text:span text:style-name="T9">Cuba's hurricane preparedness system is the most striking example of effective mass evacuation in a low-income country. Despite facing some of the most intense Atlantic hurricanes annually, Cuba's death tolls from major storms are consistently orders of magnitude lower than comparably exposed countries in the Caribbean. The 2004 Hurricane Ivan caused 25 deaths in Grenada, none in Cuba, despite Cuba being larger and poorer.¹⁵ The Cuban system relies on: a community-level preparedness infrastructure that is genuinely local rather than centrally dependent; pre-assigned evacuation responsibilities for every household; pre-designated community assembly points with supply caches; and systematic multi-day evacuation exercises. The political economy of Cuba makes direct replication problematic, but the operational lessons—that community-level preparedness with pre-designated destinations performs dramatically better than improvised evacuation—are universal.</text:span></text:p>
      <text:p text:style-name="P32">Bangladesh's cyclone preparedness program demonstrates that even extremely resource-constrained contexts can achieve dramatic improvements in disaster mortality through targeted infrastructure investment and community organization. In 1970, <text:soft-page-break/>Cyclone Bhola killed approximately 300,000 people in what is now Bangladesh. In 2007, Cyclone Sidr, of comparable intensity, killed fewer than 4,000 people in the same geographic area.¹⁶ The difference is almost entirely attributable to the cyclone preparedness program: a network of elevated concrete cyclone shelters reachable within 30 minutes' walk for virtually the entire coastal population, combined with community volunteer networks responsible for evacuation warning and assistance. The per-capita cost of this infrastructure is modest; its life-saving effectiveness is extraordinary.</text:p>
      <text:p text:style-name="P32">The New Zealand earthquake preparedness system offers a model for integrating reserve settlement concepts with existing infrastructure. Following the 2011 Christchurch earthquake, New Zealand developed a comprehensive framework for rebuilding that explicitly incorporated resilience principles: distributed rather than centralized critical infrastructure, pre-designed modular building systems that could be rapidly deployed for temporary housing, and pre-negotiated contracts with suppliers and logistics providers for emergency activation. The rebuild also demonstrated the cost of not having reserve settlements: approximately 10,000 households were displaced for extended periods into accommodation that was temporary in design but became semi-permanent in practice, replicating the displacement trap at smaller scale.¹⁷</text:p>
      <text:p text:style-name="P32">The European Centre for Disease Prevention and Control (ECDC) provides a model for the early-warning network's epidemiological component. The ECDC's integrated surveillance system aggregates disease monitoring data from 30 European countries through standardized reporting protocols, enabling rapid detection of cross-border outbreak events and coordinated response.¹⁸ The COVID-19 pandemic revealed both the value of this infrastructure—European outbreak detection was faster and more accurate than in regions without comparable coordination—and its limitations: detection capacity was not matched by response capacity, and the absence of pre-positioned medical supply reserves meant that competition for personal protective equipment and ventilators undermined the cooperative intent of the surveillance architecture. The Resilience pillar addresses this gap by integrating surveillance with pre-positioned logistics rather than treating them as separate systems.</text:p>
      <text:p text:style-name="P44"/>
      <text:h text:style-name="Heading_20_3" text:outline-level="3"><text:bookmark-start text:name="__RefHeading___Toc4398_3489137331"/>2.2.8 Global and Legal Implementation Details<text:bookmark-end text:name="__RefHeading___Toc4398_3489137331"/></text:h>
      <text:p text:style-name="P25"><text:span text:style-name="T9">The Resilience pillar's international legal architecture builds on the existing Sendai Framework for Disaster Risk Reduction 2015–2030, which established seven global targets for reducing disaster mortality, economic losses, and damage to critical infrastructure.¹⁹ The framework's limitation is that its targets are aspirational rather than binding and its monitoring mechanism lacks enforcement capacity. The Resilience pillar converts Sendai's aspirations into enforceable minimum standards through a treaty protocol that participating states ratify as a binding commitment, with independent audit and defined consequences for non-compliance.</text:span></text:p>
      <text:p text:style-name="P32">Implementation tracks mirror those established for the Mobility pillar. The early-warning track establishes technical standards for detection coverage, alert latency, and dissemination reach by hazard type, with certification of national systems by an independent international technical body. The reserve settlement track establishes minimum capacity ratios, habitability standards, and activation protocol requirements, <text:soft-page-break/>with regular unannounced exercises to verify genuine readiness rather than paper compliance. The logistics track establishes pre-positioning requirements and performance standards for evacuation speed and supply delivery, again with verified exercise performance rather than self-certification.</text:p>
      <text:p text:style-name="P32">Enforcement operates through reputational and financial mechanisms rather than coercive ones. Audit results are published in a publicly accessible international register, creating reputational incentives for compliance. International financing for disaster recovery—through the World Bank, regional development banks, and bilateral donors—is conditioned on demonstrated compliance with preparedness standards, creating financial incentives that are particularly effective for lower-income countries where international financing is significant. States that meet preparedness standards are eligible for preferential financing terms for ongoing infrastructure investment; states that fall short face higher borrowing costs for disaster recovery, because their unpreparedness is quantifiably increasing the expected cost of future claims on international assistance.</text:p>
      <text:p text:style-name="P32">Sovereignty protections are embedded in the treaty architecture. Minimum standards define floors, not ceilings; states may exceed them and may implement them through diverse institutional arrangements suited to their governance traditions. International audit is of outcomes—does the system achieve the performance standards?—rather than processes, preserving national discretion over implementation design. The treaty includes an explicit non-interference clause preventing the resilience framework from being used to justify intervention in domestic governance beyond the preparedness domain. These protections are designed to make adoption politically feasible in states with strong sovereignty sensitivities while maintaining the minimum common standards necessary for international coordination to function.</text:p>
      <text:p text:style-name="P44"/>
      <text:h text:style-name="Heading_20_3" text:outline-level="3"><text:bookmark-start text:name="__RefHeading___Toc4400_3489137331"/>2.2.9 Sustainability and Long-Term Viability Assessments<text:bookmark-end text:name="__RefHeading___Toc4400_3489137331"/></text:h>
      <text:p text:style-name="P31">The Resilience pillar's long-term viability depends on maintaining political and fiscal commitment through the extended periods between major disasters when the infrastructure appears to generate no return. This is the characteristic sustainability challenge of preparedness investment: it succeeds by preventing events that would demonstrate its value, making its contribution invisible precisely when it is most effective.</text:p>
      <text:p text:style-name="P32">The primary sustainability mechanism is the peacetime utility design embedded in the reserve settlement tiers. Infrastructure that is in continuous use generates ongoing economic return, political constituency, and institutional familiarity that purely standby systems do not. The tier two and tier three settlement designs, which function as living communities and economic facilities in normal times, create ongoing stakeholder groups with interests in their maintenance: residents, employers, tourism operators, educational institutions. These stakeholders provide political support for continued funding that is independent of disaster memories that fade over time.</text:p>
      <text:p text:style-name="P32">Climate change provides a structural driver of sustained political attention to resilience investment that was absent in previous generations. As extreme weather events increase in frequency and intensity across all inhabited regions, the experiential <text:soft-page-break/>basis for public demand for resilience investment is continuously renewed rather than periodically refreshed by distant memory of past disasters. The populations most exposed to climate-intensified hazards—coastal communities, agricultural regions facing drought and flood volatility, urban populations in heat-vulnerable cities—are growing in political salience as their vulnerability becomes more apparent and immediate. This creates a sustained political environment more favorable to resilience investment than the episodic attention that followed major disasters in previous decades.</text:p>
      <text:p text:style-name="P32">Technological trends support the pillar's long-term performance trajectory. Early-warning technology is improving continuously: advances in satellite observation, machine learning for pattern recognition in environmental data, and distributed sensor networks are reducing detection latency and increasing geographic coverage at declining unit cost. Modular construction technology is advancing to the point where reserve settlement units can be assembled in hours rather than days, reducing the response time requirements that constrain site selection and logistics design. Energy storage technology is reducing the cost of maintaining power supply independence at distributed sites, improving the resilience of the settlements themselves to infrastructure disruption. The pillar's infrastructure benefits from these trends without requiring that they be assumed in planning: performance standards set against current technology will be increasingly easy to meet as technology advances.</text:p>
      <text:p text:style-name="P32">Institutional sustainability requires deliberate design against the entropy that affects all public institutions over time. The accountability mechanisms—mandatory published audit results, exercise performance requirements, financial consequences for non-compliance—are intended to maintain institutional focus on genuine preparedness rather than paper compliance. Rotation of personnel through reserve settlement management and exercise participation maintains practical skills that atrophy when preparedness exists only in documents. And the constitutional or statutory embedding of the resilience guarantee creates legal remedies for affected populations when the guarantee is not met, providing an external accountability mechanism that survives institutional drift.</text:p>
      <text:p text:style-name="P44"/>
      <text:h text:style-name="Heading_20_3" text:outline-level="3"><text:bookmark-start text:name="__RefHeading___Toc4402_3489137331"/>2.2.10 Resilience's Interdependence with Other Pillars<text:bookmark-end text:name="__RefHeading___Toc4402_3489137331"/></text:h>
      <text:p text:style-name="P31">The Resilience pillar does not operate independently of the other six pillars in the FREEDOM framework. Its effectiveness is amplified by, and in turn amplifies, each of them in ways that make the integrated system substantially more capable than the sum of its parts.</text:p>
      <text:p text:style-name="P32">The relationship with Foundation is foundational in the literal sense. Foundation Land allocations are the base of the individual security guarantee; Resilience ensures that this base survives disruption. When a disaster destroys a person's Foundation Land allocation—flooding a coastal plot, burning a wildfire-zone parcel, making an earthquake zone uninhabitable—the Resilience pillar provides the continuity infrastructure that prevents the loss of one pillar from cascading into the loss of all others. Reserve settlements are explicitly designed to accommodate Foundation Land holders who have lost temporary or permanent use of their primary allocation, providing equivalent basic needs provisioning until restoration or alternative allocation is arranged.</text:p>
      <text:p text:style-name="P32"><text:soft-page-break/>The Mobility pillar is the operational partner of Resilience. The transport network that enables freedom of movement in ordinary times is the evacuation infrastructure that enables population relocation in emergency times. This dual-use design is not incidental—it is a deliberate efficiency that reduces the capital cost of both systems and ensures that the emergency transport network is maintained through continuous use rather than intermittent exercise. The social page's privacy architecture interacts with Resilience's population tracking needs: emergency coordinators need to know who is in the disaster zone and who has reached the reserve settlement; the social page's voluntary registration and emergency disclosure protocols provide this information while maintaining the privacy protections that prevent emergency conditions from becoming permanent surveillance justifications.</text:p>
      <text:p text:style-name="P32">Exchange's communication infrastructure is the nervous system of the Resilience pillar during emergencies. The redundant, decentralized communication network that the Exchange pillar maintains for ordinary purposes is precisely the infrastructure needed to maintain warning dissemination and coordination when conventional infrastructure is disrupted. The design principle of resilience against single points of failure, central to Exchange's architecture, is equally central to the early-warning network's performance requirements under disaster conditions. Investment in Exchange infrastructure thus directly improves Resilience performance, and vice versa.</text:p>
      <text:p text:style-name="P32">Equilibrium's universal healthcare guarantee interacts with Resilience at the point of post-disaster medical response. Reserve settlements are equipped with medical facilities calibrated to serve both their peacetime population and the displaced populations they absorb during emergencies; these facilities are part of the Equilibrium network rather than separate infrastructure, ensuring consistent standards and supply chain integration. The psychological health dimension of Equilibrium is particularly salient in disaster response: the mental health consequences of displacement are severe and long-lasting, and the Resilience pillar's commitment to dignified continuity rather than mere survival directly reduces the psychological harm that generates long-term Equilibrium costs.</text:p>
      <text:p text:style-name="P32">Defence's rule of law guarantee is essential to the Resilience pillar's protection against its most serious institutional risk: the conversion of emergency powers into instruments of control. The Defence pillar's legal frameworks—independent judiciary, due process requirements, protection against arbitrary detention—provide the constitutional context within which the Resilience pillar's emergency activation protocols operate. Emergency conditions that suspend normal governance are among the most reliable pathways to authoritarian consolidation; the Defence pillar's protections are the guard against this risk, and their integrity is a prerequisite for the Resilience pillar's legitimacy.</text:p>
      <text:p text:style-name="P44"/>
      <text:h text:style-name="Heading_20_3" text:outline-level="3"><text:bookmark-start text:name="__RefHeading___Toc4404_3489137331"/>2.2.11 Phasing Out Legacy Systems and Transition Dynamics<text:bookmark-end text:name="__RefHeading___Toc4404_3489137331"/></text:h>
      <text:p text:style-name="P31">The transition from current disaster response arrangements to the Resilience pillar's framework involves managing the political economy of institutional change in a domain where vested interests are substantial and the consequences of transition failures are severe.</text:p>
      <text:p text:style-name="P32"><text:soft-page-break/>Existing national emergency management agencies are the primary institutional actors whose roles change under the framework. The transition reorients these agencies from reactive coordination—mobilizing response after disasters occur—to proactive infrastructure management—maintaining the readiness systems that enable rapid response. This is a substantive change in institutional mission, requiring different skills, different performance metrics, and different organizational cultures. The transition should be managed as an organizational transformation with explicit change management investment rather than a structural reorganization on paper. Personnel who developed expertise in reactive coordination need training and support to develop the facilities management, logistics, and exercise design skills that the new role requires; those who cannot make the transition need clear career pathways rather than organizational displacement.</text:p>
      <text:p text:style-name="P32">Private disaster response contractors—firms that currently provide shelter management, logistics, food service, and security under emergency contracts—face a significant reduction in their market under the Resilience pillar's framework. Pre-positioned public capacity and pre-negotiated retainer arrangements replace the open contracting that currently generates substantial revenue for these firms in the immediate aftermath of disasters. Their resistance will be commercially motivated but expressed in policy terms: arguments that private delivery is more efficient, that government capacity cannot match private flexibility, that pre-positioning waste resources better deployed after needs are known. These arguments deserve empirical rather than ideological response: where private contractors have demonstrated superior performance to public alternatives in specific functions, hybrid delivery models that maintain public accountability while using private operational capacity are appropriate; where the evidence supports public delivery, it should be pursued without deference to commercial interests.</text:p>
      <text:p text:style-name="P32">The insurance industry transition is complex. As the Resilience pillar reduces the economic losses from disasters through improved preparedness and faster recovery, the insurance industry's exposure decreases—a benefit for firms that have been struggling with rising loss ratios. But the universal guarantee of disaster response also reduces individuals' demand for disaster insurance, particularly at the lower end of the income distribution where insurance penetration is currently low. The net effect on the industry depends on implementation details and market structure; the framework does not require the elimination of private disaster insurance but changes its role from a primary protection mechanism to a supplementary one for losses above the universal floor.</text:p>
      <text:p text:style-name="P32">International humanitarian organizations—UN agencies, the Red Cross movement, major international NGOs—currently play a central role in disaster response, particularly in lower-income countries where national capacity is insufficient. The Resilience pillar's implementation builds national capacity in ways that reduce dependence on international humanitarian actors over time, which is genuinely the goal of the humanitarian system itself but creates transition challenges for organizations whose funding and institutional identity are built around crisis response. Managing this transition requires integrating international humanitarian expertise into the capacity-building process rather than treating it as a parallel system to be replaced, allowing organizations to evolve their roles rather than face abrupt displacement.</text:p>
      <text:p text:style-name="P44"><text:soft-page-break/></text:p>
      <text:h text:style-name="P45" text:outline-level="2"><text:bookmark-start text:name="__RefHeading___Toc4406_3489137331"/>Footnotes<text:bookmark-end text:name="__RefHeading___Toc4406_3489137331"/></text:h>
      <text:p text:style-name="P28"><text:span text:style-name="T10">1. </text:span><text:span text:style-name="T8">World Meteorological Organization. (2023). State of Global Water Resources Report. WMO-No. 1333. Documents advances in hydrometeorological forecasting capacity and lead times.</text:span></text:p>
      <text:p text:style-name="P28"><text:span text:style-name="T10">2. </text:span><text:span text:style-name="T8">Lay, T. et al. (2005). The Great Sumatra-Andaman Earthquake of 26 December 2004. Science, 308(5725), 1127–1133. Analysis of warning system gaps and mortality distribution.</text:span></text:p>
      <text:p text:style-name="P28"><text:span text:style-name="T10">3. </text:span><text:span text:style-name="T8">IHSI/IOM. (2020). Haiti Displacement Tracking Matrix. Ten-year follow-up assessment of post-earthquake displacement populations.</text:span></text:p>
      <text:p text:style-name="P28"><text:span text:style-name="T10">4. </text:span><text:span text:style-name="T8">Select Bipartisan Committee to Investigate the Preparation for and Response to Hurricane Katrina. (2006). A Failure of Initiative. U.S. Government Printing Office. Comprehensive analysis of jurisdictional coordination failures.</text:span></text:p>
      <text:p text:style-name="P28"><text:span text:style-name="T10">5. </text:span><text:span text:style-name="T8">UNDRR. (2022). Global Assessment Report on Disaster Risk Reduction. United Nations Office for Disaster Risk Reduction. Chapter 4: Inequitable Distribution of Disaster Risk.</text:span></text:p>
      <text:p text:style-name="P28"><text:span text:style-name="T10">6. </text:span><text:span text:style-name="T8">Insurance Information Institute. (2024). Insurers Pulling Back from High-Risk Markets: Causes and Implications. Industry analysis of underwriting withdrawal from coastal and wildfire zones.</text:span></text:p>
      <text:p text:style-name="P28"><text:span text:style-name="T10">7. </text:span><text:span text:style-name="T8">Scahill, J. (2005). Blackwater Down. The Nation. Documents post-Katrina contracting abuses and accountability failures.</text:span></text:p>
      <text:p text:style-name="P28"><text:span text:style-name="T10">8. </text:span><text:span text:style-name="T8">Swiss Re Institute. (2021). Natural Catastrophes in 2020: Secondary Perils in the Spotlight. Sigma 1/2021. Annual global disaster loss assessment.</text:span></text:p>
      <text:p text:style-name="P28"><text:span text:style-name="T10">9. </text:span><text:span text:style-name="T8">Hallegatte, S. et al. (2017). Unbreakable: Building the Resilience of the Poor in the Face of Natural Disasters. World Bank Group. Comprehensive welfare-adjusted disaster cost methodology.</text:span></text:p>
      <text:p text:style-name="P28"><text:span text:style-name="T10">10. </text:span><text:span text:style-name="T8">Multihazard Mitigation Council. (2019). Natural Hazard Mitigation Saves: 2019 Report. National Institute of Building Sciences. Meta-analysis of mitigation investment return ratios across hazard types.</text:span></text:p>
      <text:p text:style-name="P28"><text:span text:style-name="T10">11. </text:span><text:span text:style-name="T8">WMO/UNDRR. (2023). Early Warnings for All: The UN Global Early Warning Initiative. Cost-benefit analysis of global early-warning system investment.</text:span></text:p>
      <text:p text:style-name="P28"><text:span text:style-name="T10">12. </text:span><text:span text:style-name="T8">UNDRR. (2023). Sendai Framework Progress Report 2023. United Nations. Documents gap between Sendai commitments and implementation achievement.</text:span></text:p>
      <text:p text:style-name="P28"><text:span text:style-name="T10">13. </text:span><text:span text:style-name="T8">Kousky, C. &amp; Kunreuther, H. (2014). Addressing Affordability in the National Flood Insurance Program. Journal of Extreme Events, 1(1). Analysis of behavioral effects of flood insurance on location choice.</text:span></text:p>
      <text:p text:style-name="P28"><text:span text:style-name="T10">14. </text:span><text:span text:style-name="T8">Cabinet Office of Japan. (2016). Disaster Management in Japan. Government of Japan. Documents post-Tōhoku infrastructure upgrade program and investment levels.</text:span></text:p>
      <text:p text:style-name="P28"><text:span text:style-name="T10">15. </text:span><text:span text:style-name="T8">Thompson, A. (2006). Whither the Cuba Model? Why Cuba Handles Hurricanes So Well. Weatherwise, 59(1). Comparative analysis of Cuban and regional hurricane mortality.</text:span></text:p>
      <text:p text:style-name="P28"><text:span text:style-name="T10">16. </text:span><text:span text:style-name="T8">Paul, B. (2009). Why Relatively Fewer People Died? The Case of Bangladesh's Cyclone Sidr. Natural Hazards, 50(2), 289–304. Empirical analysis of preparedness infrastructure contribution to mortality reduction.</text:span></text:p>
      <text:p text:style-name="P28"><text:span text:style-name="T10">17. </text:span><text:span text:style-name="T8">Canterbury Earthquake Recovery Authority. (2016). Recovery Strategy for Greater Christchurch: Mahere Haumarutanga. CERA. Documents temporary housing displacement duration and scale.</text:span></text:p>
      <text:p text:style-name="P28"><text:span text:style-name="T10">18. </text:span><text:span text:style-name="T8">ECDC. (2023). Surveillance and Disease Data. European Centre for Disease Prevention and Control. Annual assessment of integrated European epidemiological surveillance performance.</text:span></text:p>
      <text:p text:style-name="P28"><text:span text:style-name="T20">19. </text:span><text:span text:style-name="T21">UNDRR. (2015). Sendai Framework for Disaster Risk Reduction 2015–2030. United Nations. Establishes seven global targets and four priority areas for disaster risk reduction.</text:span></text:p>
      <text:p text:style-name="P28"><text:span text:style-name="T21"/></text:p>
      <text:p text:style-name="P28"><text:span text:style-name="T21"/></text:p>
      <text:p text:style-name="P28"><text:span text:style-name="T21"/></text:p>
      <text:h text:style-name="Heading_20_2" text:outline-level="2"><text:bookmark-start text:name="__RefHeading___Toc1944_3246451801"/><text:soft-page-break/>2.3 Exchange: Universal Platform for Connection and Collaboration<text:bookmark-end text:name="__RefHeading___Toc1944_3246451801"/></text:h>
      <text:p text:style-name="P16">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Heading_20_3" text:outline-level="3"><text:bookmark-start text:name="__RefHeading___Toc2135_3246451801"/>2.3.1 Conceptual Design and Core Features<text:bookmark-end text:name="__RefHeading___Toc2135_3246451801"/></text:h>
      <text:p text:style-name="P16">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text:soft-page-break/>systems, but only if implementation anticipates and neutralizes attacks from both corporate and state actors through transparent governance.</text:p>
      <text:h text:style-name="Heading_20_3" text:outline-level="3"><text:bookmark-start text:name="__RefHeading___Toc1946_3246451801"/>2.3.2 Motivations: Addressing Platform Power and Censorship Risks<text:bookmark-end text:name="__RefHeading___Toc1946_3246451801"/></text:h>
      <text:p text:style-name="P16">The case for the Exchange is rooted in the observable failures of the current digital public square. Commercial platforms have become the primary arena for public 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Heading_20_3" text:outline-level="3"><text:bookmark-start text:name="__RefHeading___Toc1948_3246451801"/>2.3.3 Financial Impacts on Telecom and Social Media Platforms<text:bookmark-end text:name="__RefHeading___Toc1948_3246451801"/></text:h>
      <text:p text:style-name="P16">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text:soft-page-break/>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Heading_20_3" text:outline-level="3"><text:bookmark-start text:name="__RefHeading___Toc2137_3246451801"/>2.3.4 Bandwidth, Storage, Costs, and Timeline<text:bookmark-end text:name="__RefHeading___Toc2137_3246451801"/></text:h>
      <text:p text:style-name="P16">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Heading_20_3" text:outline-level="3"><text:bookmark-start text:name="__RefHeading___Toc1950_3246451801"/>2.3.5 Preliminary Economic Assessment and Funding Pathways<text:bookmark-end text:name="__RefHeading___Toc1950_3246451801"/></text:h>
      <text:p text:style-name="P16">Any proposal for large-scale digital infrastructure must withstand rigorous economic scrutiny. The Exchange's funding model relies on redirecting existing public expenditures <text:soft-page-break/>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Heading_20_3" text:outline-level="3"><text:bookmark-start text:name="__RefHeading___Toc1952_3246451801"/>2.3.6 Explicit Counterarguments and Risk Mitigation<text:bookmark-end text:name="__RefHeading___Toc1952_3246451801"/></text:h>
      <text:p text:style-name="P16">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text:soft-page-break/>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hese mitigations do not eliminate all risks but reduce them to manageable levels, comparable to those of existing critical infrastructure like the internet backbone or GPS—systems that function reliably despite their scale and importance.[^24]</text:p>
      <text:h text:style-name="Heading_20_3" text:outline-level="3"><text:bookmark-start text:name="__RefHeading___Toc1954_3246451801"/>2.3.7 Empirical Evidence and Analogous Case Studies<text:bookmark-end text:name="__RefHeading___Toc1954_3246451801"/></text:h>
      <text:p text:style-name="P16">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Heading_20_3" text:outline-level="3"><text:bookmark-start text:name="__RefHeading___Toc1956_3246451801"/>2.3.8 Global and Legal Implementation Details<text:bookmark-end text:name="__RefHeading___Toc1956_3246451801"/></text:h>
      <text:p text:style-name="P16">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ext:soft-page-break/>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Heading_20_3" text:outline-level="3"><text:bookmark-start text:name="__RefHeading___Toc1958_3246451801"/>2.3.9 Sustainability and Long-Term Viability Assessments<text:bookmark-end text:name="__RefHeading___Toc1958_3246451801"/></text:h>
      <text:p text:style-name="P16">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Heading_20_3" text:outline-level="3"><text:bookmark-start text:name="__RefHeading___Toc1960_3246451801"/>2.3.10 Impacts on Legacy Systems and Phasing<text:bookmark-end text:name="__RefHeading___Toc1960_3246451801"/></text:h>
      <text:p text:style-name="P16">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text:soft-page-break/>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1" text:outline-level="2"><text:bookmark-start text:name="__RefHeading___Toc1962_3246451801"/>Footnotes<text:bookmark-end text:name="__RefHeading___Toc1962_3246451801"/></text:h>
      <text:p text:style-name="Text_20_body">[^1]: World Intellectual Property Organization. Berne Convention for the Protection of Literary and Artistic Works. https://www.wipo.int/treaties/en/ip/berne/</text:p>
      <text:p text:style-name="Text_20_body">[^2]: Backblaze. (2022). "The Cost Per Gigabyte of Hard Drives Over Time." https://www.backblaze.com/blog/hard-drive-cost-per-gigabyte/; Dacast. (2025). "The Definitive Guide to Online Video Hosting Pricing and Costs in 2025." https://www.dacast.com/blog/online-video-hosting/</text:p>
      <text:p text:style-name="Text_20_body">[^3]: MarketsandMarkets. Mobile Virtual Network Operator (MVNO) Market. https://www.marketsandmarkets.com/Market-Reports/mvno-market-263949875.html</text:p>
      <text:p text:style-name="Text_20_body">[^4]: Electronic Frontier Foundation. Privacy and Encryption Resources. https://www.eff.org/issues/privacy</text:p>
      <text:p text:style-name="Text_20_body">[^5]: Gillespie, T. (2018). Custodians of the Internet. Yale University Press. https://yalebooks.yale.edu/book/9780300173130/custodians-of-the-internet</text:p>
      <text:p text:style-name="Text_20_body">[^6]: Top10VPN. Global Cost of Internet Shutdowns 2024. https://www.top10vpn.com/research/cost-of-internet-shutdowns/</text:p>
      <text:p text:style-name="Text_20_body">[^7]: Access Now. #KeepItOn Report 2024. https://www.accessnow.org/campaign/keepiton/; Freedom House. Freedom on the Net 2025. https://freedomhouse.org/report/freedom-net</text:p>
      <text:p text:style-name="Text_20_body"><text:soft-page-break/>[^8]: Kramer, A. D. I., Guillory, J. E., &amp; Hancock, J. T. (2014). Experimental evidence of massive-scale emotional contagion through social networks. PNAS, 111(24). https://doi.org/10.1073/pnas.1320040111</text:p>
      <text:p text:style-name="Text_20_body">[^9]: Ostrom, E. (1990). Governing the Commons. Cambridge University Press. https://www.cambridge.org/core/books/governing-the-commons/A8BB63BC4A1433A50A3FB92EDBBB97D5</text:p>
      <text:p text:style-name="Text_20_body">[^10]: MarketsandMarkets. Mobile Virtual Network Operator (MVNO) Market Report. https://www.marketsandmarkets.com/Market-Reports/mvno-market-263949875.html</text:p>
      <text:p text:style-name="Text_20_body">[^11]: Slate. (2009). "The High Costs of Running YouTube." https://slate.com/technology/2009/04/the-high-costs-of-running-youtube.html; See also technical cost analyses: https://sumanrs.wordpress.com/2012/04/14/youtube-yearly-costs-for-storagenetworking-estimate/</text:p>
      <text:p text:style-name="Text_20_body">[^12]: NPR. (2016). "The Big Internet Brands Of The '90s — Where Are They Now?" https://www.npr.org/sections/alltechconsidered/2016/07/25/487097344/the-big-internet-brands-of-the-90s-where-are-they-now; Internet History Podcast. "CompuServe, Prodigy, AOL And The Early Online Services." https://www.internethistorypodcast.com/2014/04/chapter-3-part-1-compuserve-prodigy-aol-and-the-early-online-services/</text:p>
      <text:p text:style-name="Text_20_body">[^13]: IDC. Worldwide Global DataSphere Forecast, 2025–2029. https://www.idc.com/getdoc.jsp?containerId=US53363625</text:p>
      <text:p text:style-name="Text_20_body">[^14]: Our World in Data. "The price of computer storage has fallen exponentially since the 1950s." https://ourworldindata.org/data-insights/the-price-of-computer-storage-has-fallen-exponentially-since-the-1950s; Our World in Data. "Historical price of computer memory and storage." https://ourworldindata.org/grapher/historical-cost-of-computer-memory-and-storage; Backblaze. (2022). "The Cost Per Gigabyte of Hard Drives Over Time." https://www.backblaze.com/blog/hard-drive-cost-per-gigabyte/</text:p>
      <text:p text:style-name="Text_20_body">[^15]: GSMA. 5G Spectrum Guide. https://www.gsma.com/spectrum/5g-spectrum-guide/; Ericsson Mobility Reports on 5G/6G backbone capacity.</text:p>
      <text:p text:style-name="Text_20_body">[^16]: WhatsApp. "One billion." https://blog.whatsapp.com/1-billion</text:p>
      <text:p text:style-name="Text_20_body">[^17]: World Bank. "Digital Development Overview." https://www.worldbank.org/en/topic/digitaldevelopment/brief/digital-development-overview</text:p>
      <text:p text:style-name="Text_20_body">[^18]: OECD and Eurostat social protection expenditure data. https://stats.oecd.org/Index.aspx?DataSetCode=SOCX_AGG</text:p>
      <text:p text:style-name="Text_20_body">[^19]: Historical analyses of public utility funding models including postal services, electricity grids, and highway systems demonstrate the economic efficiency of coordinated public investment over fragmented private provision.</text:p>
      <text:p text:style-name="Text_20_body">[^20]: World Bank. Digital Progress and Trends Report. https://www.worldbank.org/en/publication/digital-progress-and-trends-report</text:p>
      <text:p text:style-name="Text_20_body">[^21]: Benkler, Y. (2002). "Coase's Penguin, or Linux and the Nature of the Firm." Yale Law Journal 112: 369–446. https://www.benkler.org/CoasesPenguin.PDF; Benkler, Y. (2017). "Peer production, the commons, and the future of the firm." Strategic Organization. https://journals.sagepub.com/doi/full/10.1177/1476127016652606</text:p>
      <text:p text:style-name="Text_20_body"><text:soft-page-break/>[^22]: Historical analyses of internet's distributed architecture demonstrate resilience against attempts at centralized control. See NSF historical accounts of internet development and governance.</text:p>
      <text:p text:style-name="Text_20_body">[^23]: Electronic Frontier Foundation. Privacy and Encryption Resources. https://www.eff.org/issues/privacy; Signal Protocol documentation on end-to-end encryption audits.</text:p>
      <text:p text:style-name="Text_20_body">[^24]: Comparisons to existing critical infrastructure such as internet backbone, GPS, and other systems that function reliably despite global scale. See various policy papers on critical infrastructure governance.</text:p>
      <text:p text:style-name="Text_20_body">[^25]: NSF and historical accounts of ARPANET to internet transition demonstrate the success of government-funded research networks evolving into global commons.</text:p>
      <text:p text:style-name="Text_20_body">[^26]: Mastodon and Fediverse growth statistics following privacy controversies on centralized platforms demonstrate demand for decentralized alternatives. See platform statistics and reports on user migration patterns.</text:p>
      <text:p text:style-name="Text_20_body">[^27]: App download data showing Signal reached 40 million downloads in weeks during WhatsApp's 2021 privacy policy backlash.</text:p>
      <text:p text:style-name="Text_20_body">[^28]: European Commission evaluations of Digital Services Act impacts on content amplification and platform business models.</text:p>
      <text:p text:style-name="Text_20_body">[^29]: OECD case studies on South Korea and Sweden public broadband initiatives demonstrating near-universal high-speed access at lower cost than private-only models.</text:p>
      <text:p text:style-name="Text_20_body">[^30]: Historical analyses of the transition from proprietary online services (AOL, CompuServe) to the open web in the 1990s. See footnote [^12] for detailed references.</text:p>
      <text:p text:style-name="Text_20_body">[^31]: UN Human Rights treaties. Universal Declaration of Human Rights. https://www.un.org/en/about-us/universal-declaration-of-human-rights; International Covenant on Civil and Political Rights.</text:p>
      <text:p text:style-name="Text_20_body">[^32]: Council of Europe. Budapest Convention on Cybercrime. https://www.coe.int/en/web/conventions/full-list?module=treaty-detail&amp;treatynum=185</text:p>
      <text:p text:style-name="Text_20_body">[^33]: Electronic Frontier Foundation case studies on Signal and other encrypted messaging apps operating in restrictive environments.</text:p>
      <text:p text:style-name="Text_20_body">[^34]: IETF-style standards development processes. https://www.ietf.org/standards/</text:p>
      <text:p text:style-name="Text_20_body">[^35]: International Energy Agency. Data Centres and Data Transmission Networks. https://www.iea.org/reports/data-centres-and-data-transmission-networks</text:p>
      <text:p text:style-name="Text_20_body">[^36]: Economic literature on positive externalities of public infrastructure investment, including improved information flow, reduced inequality, and enhanced innovation.</text:p>
      <text:p text:style-name="Text_20_body">[^37]: Sustainability studies on dematerialization through digital preservation and extended useful life of digital content.</text:p>
      <text:p text:style-name="Text_20_body">[^38]: Digital policy analyses on layered ecosystem models with neutral infrastructure supporting diverse commercial services.</text:p>
      <text:p text:style-name="Text_20_body"/>
      <text:p text:style-name="Text_20_body"/>
      <text:h text:style-name="Heading_20_2" text:outline-level="2"><text:bookmark-start text:name="__RefHeading___Toc2139_3246451801"/><text:soft-page-break/>2.4 Equilibrium: Comprehensive Health and Well-Being<text:bookmark-end text:name="__RefHeading___Toc2139_3246451801"/></text:h>
      <text:p text:style-name="Text_20_body">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Heading_20_3" text:outline-level="3"><text:bookmark-start text:name="__RefHeading___Toc1964_3246451801"/>2.4.1 Conceptual Design and Patent Compatibility<text:bookmark-end text:name="__RefHeading___Toc1964_3246451801"/></text:h>
      <text:p text:style-name="P9">Initial focus on expiring patents: many blockbusters lose protection by 2040–2050, closing coverage gaps.<text:bookmark text:name="user-content-fnref-1-2"/><text:a xlink:type="simple" xlink:href="#user-content-fn-1" text:style-name="Internet_20_link" text:visited-style-name="Visited_20_Internet_20_Link"><text:span text:style-name="T5">1</text:span></text:a> Evergreening barred to accelerate generics.</text:p>
      <text:h text:style-name="Heading_20_3" text:outline-level="3"><text:bookmark-start text:name="__RefHeading___Toc1966_3246451801"/>2.4.2 Motivations for Industry Non-Hostility<text:bookmark-end text:name="__RefHeading___Toc1966_3246451801"/></text:h>
      <text:p text:style-name="P9">Socially, open access aligns with public good; economically, reduces litigation and fosters collaborative R&amp;D.<text:bookmark text:name="user-content-fnref-2-2"/><text:a xlink:type="simple" xlink:href="#user-content-fn-2" text:style-name="Internet_20_link" text:visited-style-name="Visited_20_Internet_20_Link"><text:span text:style-name="T5">2</text:span></text:a></text:p>
      <text:h text:style-name="Heading_20_3" text:outline-level="3"><text:bookmark-start text:name="__RefHeading___Toc1968_3246451801"/>2.4.3 Public Spending, Bureaucracy Reduction, and AI Integration<text:bookmark-end text:name="__RefHeading___Toc1968_3246451801"/></text:h>
      <text:p text:style-name="P9">Global spending ~10% GDP; bureaucracy 15–30%; AI and remote care cut costs 20–40%, freeing resources.<text:bookmark text:name="user-content-fnref-3-2"/><text:a xlink:type="simple" xlink:href="#user-content-fn-3" text:style-name="Internet_20_link" text:visited-style-name="Visited_20_Internet_20_Link"><text:span text:style-name="T5">3</text:span></text:a></text:p>
      <text:h text:style-name="Heading_20_3" text:outline-level="3"><text:bookmark-start text:name="__RefHeading___Toc1970_3246451801"/>2.4.4 Preliminary Economic Assessment and Funding Pathways<text:bookmark-end text:name="__RefHeading___Toc1970_3246451801"/></text:h>
      <text:p text:style-name="Text_20_body">Redirection from inefficiencies covers needs; SMEs to vet.</text:p>
      <text:h text:style-name="Heading_20_3" text:outline-level="3"><text:bookmark-start text:name="__RefHeading___Toc1972_3246451801"/>2.4.5 Explicit Counterarguments and Risk Mitigation<text:bookmark-end text:name="__RefHeading___Toc1972_3246451801"/></text:h>
      <text:p text:style-name="Text_20_body">"Innovation loss" refuted by open models; audits prevent capture.</text:p>
      <text:h text:style-name="Heading_20_3" text:outline-level="3"><text:bookmark-start text:name="__RefHeading___Toc1974_3246451801"/>2.4.6 Empirical Evidence and Analogous Case Studies<text:bookmark-end text:name="__RefHeading___Toc1974_3246451801"/></text:h>
      <text:p text:style-name="Text_20_body">Universal systems like Cuba show equity; AI pilots reduce admin burdens.</text:p>
      <text:h text:style-name="Heading_20_3" text:outline-level="3"><text:bookmark-start text:name="__RefHeading___Toc1976_3246451801"/>2.4.7 Global and Legal Implementation Details<text:bookmark-end text:name="__RefHeading___Toc1976_3246451801"/></text:h>
      <text:p text:style-name="Text_20_body">WHO frameworks; phased reforms.</text:p>
      <text:h text:style-name="P10" text:outline-level="3"><text:bookmark-start text:name="__RefHeading___Toc1978_3246451801"/>2.4.8 Sustainability and Long-Term Viability Assessments<text:bookmark-end text:name="__RefHeading___Toc1978_3246451801"/></text:h>
      <text:p text:style-name="Text_20_body">Preventive focus lowers impacts; redundancies ensure continuity.</text:p>
      <text:h text:style-name="P10" text:outline-level="3"><text:bookmark-start text:name="__RefHeading___Toc1980_3246451801"/>2.4.9 Impacts on Pharma and Healthcare Systems<text:bookmark-end text:name="__RefHeading___Toc1980_3246451801"/></text:h>
      <text:p text:style-name="Text_20_body">Hybrid: open access with voluntary incentives.</text:p>
      <text:h text:style-name="P8" text:outline-level="2"><text:bookmark-start text:name="__RefHeading___Toc1982_3246451801"/><text:bookmark text:name="footnote-label Copy 1"/>Footnotes<text:bookmark-end text:name="__RefHeading___Toc1982_3246451801"/></text:h>
      <text:list text:style-name="L2">
        <text:list-item>
          <text:p text:style-name="P56"><text:bookmark text:name="user-content-fn-1 Copy 1"/>Copyright durations per Berne Convention. <text:a xlink:type="simple" xlink:href="#user-content-fnref-1" text:style-name="Internet_20_link" text:visited-style-name="Visited_20_Internet_20_Link">↩</text:a> <text:a xlink:type="simple" xlink:href="#user-content-fnref-1-2" text:style-name="Internet_20_link" text:visited-style-name="Visited_20_Internet_20_Link">↩<text:span text:style-name="T5">2</text:span></text:a></text:p>
        </text:list-item>
        <text:list-item>
          <text:p text:style-name="P56"><text:bookmark text:name="user-content-fn-2 Copy 1"/>Open access societal benefits. <text:a xlink:type="simple" xlink:href="#user-content-fnref-2" text:style-name="Internet_20_link" text:visited-style-name="Visited_20_Internet_20_Link">↩</text:a> <text:a xlink:type="simple" xlink:href="#user-content-fnref-2-2" text:style-name="Internet_20_link" text:visited-style-name="Visited_20_Internet_20_Link">↩<text:span text:style-name="T5">2</text:span></text:a></text:p>
        </text:list-item>
        <text:list-item>
          <text:p text:style-name="P56"><text:bookmark text:name="user-content-fn-3 Copy 1"/>Recent shadow-banning and self-censorship reports. <text:a xlink:type="simple" xlink:href="#user-content-fnref-3" text:style-name="Internet_20_link" text:visited-style-name="Visited_20_Internet_20_Link">↩</text:a> <text:a xlink:type="simple" xlink:href="#user-content-fnref-3-2" text:style-name="Internet_20_link" text:visited-style-name="Visited_20_Internet_20_Link">↩<text:span text:style-name="T5">2</text:span></text:a></text:p>
        </text:list-item>
        <text:list-item>
          <text:p text:style-name="P56"><text:bookmark text:name="user-content-fn-4 Copy 1"/>Platform influence risks. <text:a xlink:type="simple" xlink:href="#user-content-fnref-4" text:style-name="Internet_20_link" text:visited-style-name="Visited_20_Internet_20_Link">↩</text:a></text:p>
        </text:list-item>
        <text:list-item>
          <text:p text:style-name="P56"><text:bookmark text:name="user-content-fn-5 Copy 1"/>MVNO leasing models. <text:a xlink:type="simple" xlink:href="#user-content-fnref-5" text:style-name="Internet_20_link" text:visited-style-name="Visited_20_Internet_20_Link">↩</text:a></text:p>
        </text:list-item>
        <text:list-item>
          <text:p text:style-name="P56"><text:bookmark text:name="user-content-fn-6 Copy 1"/>Ad revenue shifts and integration. <text:a xlink:type="simple" xlink:href="#user-content-fnref-6" text:style-name="Internet_20_link" text:visited-style-name="Visited_20_Internet_20_Link">↩</text:a></text:p>
        </text:list-item>
        <text:list-item>
          <text:p text:style-name="P56"><text:bookmark text:name="user-content-fn-7 Copy 1"/><text:soft-page-break/>Infrastructure timelines. <text:a xlink:type="simple" xlink:href="#user-content-fnref-7" text:style-name="Internet_20_link" text:visited-style-name="Visited_20_Internet_20_Link">↩</text:a></text:p>
        </text:list-item>
      </text:list>
      <text:h text:style-name="P36" text:outline-level="1"/>
      <text:p text:style-name="P43"/>
      <text:p text:style-name="P43"/>
      <text:h text:style-name="Heading_20_2" text:outline-level="2"><text:bookmark-start text:name="__RefHeading___Toc4236_3662947916"/>2.5: Defence: Protection from Harm and Injustice<text:bookmark-end text:name="__RefHeading___Toc4236_3662947916"/></text:h>
      <text:p text:style-name="Text_20_body"/>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P40">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p text:style-name="P40"/>
      <text:h text:style-name="P38" text:outline-level="3"><text:bookmark-start text:name="__RefHeading___Toc4240_3662947916"/>2.5.1 The Individual Right to Self-Protection and Autonomy<text:bookmark-end text:name="__RefHeading___Toc4240_3662947916"/></text:h>
      <text:p text:style-name="P39"/>
      <text:p text:style-name="Heading_20_4"><text:bookmark-start text:name="__RefHeading___Toc4242_3662947916"/>2.5.1.<text:span text:style-name="T14">1</text:span> Reconceptualizing Self-Defence in Democratic Societies<text:bookmark-end text:name="__RefHeading___Toc4242_3662947916"/></text:p>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text:soft-page-break/>organization becomes fundamentally compromised. The defence paradigm must therefore recognize that personal security tools, appropriately regulated and democratically governed, constitute essential infrastructure for pluralistic societies.</text:p>
      <text:p text:style-name="Heading_20_4"><text:bookmark-start text:name="__RefHeading___Toc4244_3662947916"/>2.5.1.2 Case Studies: Vulnerability and Targeted Violence<text:bookmark-end text:name="__RefHeading___Toc4244_3662947916"/></text:p>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p text:style-name="Heading_20_4"><text:bookmark-start text:name="__RefHeading___Toc4246_3662947916"/>2.5.1.3 Balancing Individual Rights with Collective Safety<text:bookmark-end text:name="__RefHeading___Toc4246_3662947916"/></text:p>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P42">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Heading_20_3" text:outline-level="3"><text:bookmark-start text:name="__RefHeading___Toc4248_3662947916"/>2.5.2 Governmental Violence as the Primary Contemporary Threat<text:bookmark-end text:name="__RefHeading___Toc4248_3662947916"/></text:h>
      <text:p text:style-name="P41"><text:bookmark-start text:name="__RefHeading___Toc4250_3662947916"/>2.5.2.1 Reframing Threat Hierarchies<text:bookmark-end text:name="__RefHeading___Toc4250_3662947916"/></text:p>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text:soft-page-break/>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p text:style-name="Heading_20_4"><text:bookmark-start text:name="__RefHeading___Toc4252_3662947916"/>2.5.2.2 Conscription Inequality and Class-Based Warfare<text:bookmark-end text:name="__RefHeading___Toc4252_3662947916"/></text:p>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p text:style-name="Heading_20_4"><text:bookmark-start text:name="__RefHeading___Toc4254_3662947916"/>2.5.2.3 The Collapse of Conflict Narratives<text:bookmark-end text:name="__RefHeading___Toc4254_3662947916"/></text:p>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Heading_20_3" text:outline-level="3"><text:bookmark-start text:name="__RefHeading___Toc4256_3662947916"/>2.5.3 Prohibition of Mass Casualty Weapons Production<text:bookmark-end text:name="__RefHeading___Toc4256_3662947916"/></text:h>
      <text:p text:style-name="Heading_20_4"><text:bookmark-start text:name="__RefHeading___Toc4258_3662947916"/>2.5.3.1 The Moral Imperative for Production Abolition<text:bookmark-end text:name="__RefHeading___Toc4258_3662947916"/></text:p>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text:soft-page-break/>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p text:style-name="Heading_20_4"><text:bookmark-start text:name="__RefHeading___Toc4260_3662947916"/>2.5.3.2 Personal Accountability and Criminal Liability<text:bookmark-end text:name="__RefHeading___Toc4260_3662947916"/></text:p>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p text:style-name="Heading_20_4"><text:bookmark-start text:name="__RefHeading___Toc4262_3662947916"/>2.5.3.3 Feasibility of Global Production Disruption<text:bookmark-end text:name="__RefHeading___Toc4262_3662947916"/></text:p>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text:soft-page-break/>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p text:style-name="Heading_20_4"><text:bookmark-start text:name="__RefHeading___Toc4264_3662947916"/>2.5.3.4 Enforcement Mechanisms and International Cooperation<text:bookmark-end text:name="__RefHeading___Toc4264_3662947916"/></text:p>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Heading_20_3" text:outline-level="3"><text:bookmark-start text:name="__RefHeading___Toc4266_3662947916"/>2.5.4 The Comprehensive Costs of Warfare<text:bookmark-end text:name="__RefHeading___Toc4266_3662947916"/></text:h>
      <text:p text:style-name="Heading_20_4"><text:bookmark-start text:name="__RefHeading___Toc4268_3662947916"/>2.5.4.1 Environmental Devastation<text:bookmark-end text:name="__RefHeading___Toc4268_3662947916"/></text:p>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ext:soft-page-break/>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h text:style-name="Heading_20_3" text:outline-level="3"><text:bookmark-start text:name="__RefHeading___Toc4270_3662947916"/>2.5.4.2 Wildlife and Biodiversity Impacts<text:bookmark-end text:name="__RefHeading___Toc4270_3662947916"/></text:h>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p text:style-name="Heading_20_4"><text:bookmark-start text:name="__RefHeading___Toc4272_3662947916"/>2.5.4.3 Economic Opportunity Costs<text:bookmark-end text:name="__RefHeading___Toc4272_3662947916"/></text:p>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p text:style-name="Heading_20_4"><text:bookmark-start text:name="__RefHeading___Toc4274_3662947916"/>2.5.4.4 Human Development Impacts<text:bookmark-end text:name="__RefHeading___Toc4274_3662947916"/></text:p>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text:soft-page-break/>calculations that focus on immediate military objectives while ignoring long-term human capital destruction.</text:p>
      <text:h text:style-name="Heading_20_3" text:outline-level="3"><text:bookmark-start text:name="__RefHeading___Toc4276_3662947916"/>2.5.5 War as Instrument of Economic and Political Manipulation<text:bookmark-end text:name="__RefHeading___Toc4276_3662947916"/></text:h>
      <text:p text:style-name="Heading_20_4"><text:bookmark-start text:name="__RefHeading___Toc4278_3662947916"/>2.5.5.1 Resource Extraction and Economic Warfare<text:bookmark-end text:name="__RefHeading___Toc4278_3662947916"/></text:p>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p text:style-name="Heading_20_4"><text:bookmark-start text:name="__RefHeading___Toc4280_3662947916"/>2.5.5.2 Political Distraction and Domestic Agenda Management<text:bookmark-end text:name="__RefHeading___Toc4280_3662947916"/></text:p>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p text:style-name="Heading_20_4"><text:bookmark-start text:name="__RefHeading___Toc4282_3662947916"/>2.5.5.3 The Manufacturing of Conflict Pretexts<text:bookmark-end text:name="__RefHeading___Toc4282_3662947916"/></text:p>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text:soft-page-break/>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Heading_20_3" text:outline-level="3"><text:bookmark-start text:name="__RefHeading___Toc4284_3662947916"/>2.5.6 Alternative Security Paradigms<text:bookmark-end text:name="__RefHeading___Toc4284_3662947916"/></text:h>
      <text:p text:style-name="Heading_20_4"><text:bookmark-start text:name="__RefHeading___Toc4286_3662947916"/>2.5.6.1 The Crisis of Contemporary Policing<text:bookmark-end text:name="__RefHeading___Toc4286_3662947916"/></text:p>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p text:style-name="P12"><text:bookmark-start text:name="__RefHeading___Toc4288_3662947916"/>Resource Misallocation and Response Failures<text:bookmark-end text:name="__RefHeading___Toc4288_3662947916"/></text:p>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p text:style-name="P12"><text:bookmark-start text:name="__RefHeading___Toc4290_3662947916"/>Systemic Bias and Discriminatory Enforcement<text:bookmark-end text:name="__RefHeading___Toc4290_3662947916"/></text:p>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and behavioral factors. This discriminatory enforcement creates alienation between <text:soft-page-break/>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p text:style-name="P12"><text:bookmark-start text:name="__RefHeading___Toc4292_3662947916"/>Procedural Rigidity and Bureaucratic Dysfunction<text:bookmark-end text:name="__RefHeading___Toc4292_3662947916"/></text:p>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p text:style-name="P12"><text:bookmark-start text:name="__RefHeading___Toc4294_3662947916"/>The Training-Reality Gap<text:bookmark-end text:name="__RefHeading___Toc4294_3662947916"/></text:p>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text:soft-page-break/>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p text:style-name="P12"><text:bookmark-start text:name="__RefHeading___Toc4296_3662947916"/>Technology as Solution Substitute<text:bookmark-end text:name="__RefHeading___Toc4296_3662947916"/></text:p>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p text:style-name="Heading_20_4"><text:bookmark-start text:name="__RefHeading___Toc4298_3662947916"/>2.5.6.2 Community-Oriented Security Models<text:bookmark-end text:name="__RefHeading___Toc4298_3662947916"/></text:p>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security emerges from community trust and cooperation rather than coercive capacity, and that security institutions must be accountable to and embedded within the populations they serve.</text:p>
      <text:p text:style-name="P12"><text:bookmark-start text:name="__RefHeading___Toc4300_3662947916"/><text:soft-page-break/>Foundational Principles of Community Security<text:bookmark-end text:name="__RefHeading___Toc4300_3662947916"/></text:p>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p text:style-name="P12"><text:bookmark-start text:name="__RefHeading___Toc4302_3662947916"/>Problem-Solving Orientation<text:bookmark-end text:name="__RefHeading___Toc4302_3662947916"/></text:p>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affected persons with health services, treatment programs, and community support systems while reducing reliance on punitive interventions that often exacerbate rather than resolve problems.</text:p>
      <text:p text:style-name="P12"><text:bookmark-start text:name="__RefHeading___Toc4304_3662947916"/><text:soft-page-break/>Integration with Social Services<text:bookmark-end text:name="__RefHeading___Toc4304_3662947916"/></text:p>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p text:style-name="P12"><text:bookmark-start text:name="__RefHeading___Toc4306_3662947916"/>Evidence Base and Outcomes<text:bookmark-end text:name="__RefHeading___Toc4306_3662947916"/></text:p>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reduced incarceration, lower emergency service utilization, and decreased civil litigation costs. The economic case for community-oriented security complements the <text:soft-page-break/>effectiveness and legitimacy arguments, making transition to these models a matter of fiscal responsibility alongside ethical imperative.</text:p>
      <text:p text:style-name="Heading_20_4"><text:bookmark-start text:name="__RefHeading___Toc4308_3662947916"/>2.5.6.3 Restorative Justice Frameworks<text:bookmark-end text:name="__RefHeading___Toc4308_3662947916"/></text:p>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p text:style-name="P12"><text:bookmark-start text:name="__RefHeading___Toc4310_3662947916"/>Principles and Processes<text:bookmark-end text:name="__RefHeading___Toc4310_3662947916"/></text:p>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p text:style-name="P12"><text:bookmark-start text:name="__RefHeading___Toc4312_3662947916"/>Application Across Offense Types<text:bookmark-end text:name="__RefHeading___Toc4312_3662947916"/></text:p>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For violent offenses, restorative approaches offer particularly valuable alternatives to punitive processes that often leave victims feeling excluded from justice processes while failing to produce meaningful accountability from offenders.[77] Victims of violence <text:soft-page-break/>frequently report that traditional criminal justice provides minimal opportunity for them to express impacts, ask questions about motivation and circumstances, or influence case 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p text:style-name="P12"><text:bookmark-start text:name="__RefHeading___Toc4314_3662947916"/>Outcomes and Effectiveness<text:bookmark-end text:name="__RefHeading___Toc4314_3662947916"/></text:p>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p text:style-name="P12"><text:bookmark-start text:name="__RefHeading___Toc4316_3662947916"/>Implementation Challenges and Requirements<text:bookmark-end text:name="__RefHeading___Toc4316_3662947916"/></text:p>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Victim participation in restorative processes must remain entirely voluntary with extensive support services ensuring that participation serves victim healing rather than system convenience or offender benefit.[83] Coerced or pressured victim participation <text:soft-page-break/>undermines restorative principles and can cause additional trauma. Implementation 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p text:style-name="Heading_20_4"><text:bookmark-start text:name="__RefHeading___Toc4318_3662947916"/>2.5.6.4 Conflict Prevention and Early Intervention<text:bookmark-end text:name="__RefHeading___Toc4318_3662947916"/></text:p>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p text:style-name="P12"><text:bookmark-start text:name="__RefHeading___Toc4320_3662947916"/>Economic Development and Resource Security<text:bookmark-end text:name="__RefHeading___Toc4320_3662947916"/></text:p>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p text:style-name="P12"><text:bookmark-start text:name="__RefHeading___Toc4322_3662947916"/>Political Inclusion and Conflict Resolution<text:bookmark-end text:name="__RefHeading___Toc4322_3662947916"/></text:p>
      <text:p text:style-name="Text_20_body">Political marginalization and exclusion from decision-making processes create conditions for grievance-driven violence and social conflict.[89] When communities lack legitimate mechanisms for expressing concerns, influencing policy, or addressing <text:soft-page-break/>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p text:style-name="P12"><text:bookmark-start text:name="__RefHeading___Toc4324_3662947916"/>Mental Health and Substance Treatment Access<text:bookmark-end text:name="__RefHeading___Toc4324_3662947916"/></text:p>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p text:style-name="P12"><text:bookmark-start text:name="__RefHeading___Toc4326_3662947916"/>Community Cohesion and Social Capital<text:bookmark-end text:name="__RefHeading___Toc4326_3662947916"/></text:p>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text:soft-page-break/>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p text:style-name="P12"><text:bookmark-start text:name="__RefHeading___Toc4328_3662947916"/>Cost-Effectiveness and Resource Allocation<text:bookmark-end text:name="__RefHeading___Toc4328_3662947916"/></text:p>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p text:style-name="Heading_20_4"><text:bookmark-start text:name="__RefHeading___Toc4330_3662947916"/>2.5.6.5 Transparency and Democratic Accountability<text:bookmark-end text:name="__RefHeading___Toc4330_3662947916"/></text:p>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public reporting on security outcomes, costs, and demographic impacts of security practices; and democratic authorization for significant security operations with genuine deliberation rather than perfunctory approval of executive decisions.[101]</text:p>
      <text:p text:style-name="Text_20_body"><text:soft-page-break/>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Heading_20_3" text:outline-level="3"><text:bookmark-start text:name="__RefHeading___Toc4332_3662947916"/>2.5.7 Systemic Inequality and Security<text:bookmark-end text:name="__RefHeading___Toc4332_3662947916"/></text:h>
      <text:p text:style-name="Heading_20_4"><text:bookmark-start text:name="__RefHeading___Toc4334_3662947916"/>2.5.7.1 Resource Concentration as Security Threat<text:bookmark-end text:name="__RefHeading___Toc4334_3662947916"/></text:p>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p text:style-name="Heading_20_4"><text:bookmark-start text:name="__RefHeading___Toc4336_3662947916"/>2.5.7.2 Security Privatization and Inequality Reproduction<text:bookmark-end text:name="__RefHeading___Toc4336_3662947916"/></text:p>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Heading_20_3" text:outline-level="3"><text:bookmark-start text:name="__RefHeading___Toc4338_3662947916"/>2.5.8 Implementation Challenges and Transitions<text:bookmark-end text:name="__RefHeading___Toc4338_3662947916"/></text:h>
      <text:p text:style-name="Heading_20_4"><text:bookmark-start text:name="__RefHeading___Toc4340_3662947916"/>2.5.8.1 Existing Institutional Resistance<text:bookmark-end text:name="__RefHeading___Toc4340_3662947916"/></text:p>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Overcoming this resistance requires political movements capable of challenging concentrated power, economic alternatives for communities dependent on weapons production, cultural shifts in security conceptualization, and institutional reforms creating <text:soft-page-break/>new incentive structures.[108] The transition will necessarily occur incrementally rather than immediately, requiring sustained political commitment across multiple governance cycles.</text:p>
      <text:p text:style-name="Heading_20_4"><text:bookmark-start text:name="__RefHeading___Toc4342_3662947916"/>2.5.8.2 Phased Implementation Strategies<text:bookmark-end text:name="__RefHeading___Toc4342_3662947916"/></text:p>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p text:style-name="Heading_20_4"><text:bookmark-start text:name="__RefHeading___Toc4344_3662947916"/>2.5.8.3 International Coordination Requirements<text:bookmark-end text:name="__RefHeading___Toc4344_3662947916"/></text:p>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p text:style-name="Heading_20_4"><text:bookmark-start text:name="__RefHeading___Toc4346_3662947916"/>Conclusion<text:bookmark-end text:name="__RefHeading___Toc4346_3662947916"/></text:p>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restoration and prevention, this framework offers pathways toward genuine rather than performative security.</text:p>
      <text:p text:style-name="Text_20_body">The transition from current arrangements to this Defence paradigm requires political will, institutional restructuring, and cultural transformation that will extend across generations. However, the accelerating costs of militaristic security models—environmental <text:soft-page-break/>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1"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text:soft-page-break/>[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text:soft-page-break/>[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54] Threat perception training effects discussed in psychology of policing literature.</text:p>
      <text:p text:style-name="Text_20_body">[55] Continuing education patterns from police professional development program analyses.</text:p>
      <text:p text:style-name="Text_20_body"><text:soft-page-break/>[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80] Recidivism studies from various restorative justice program evaluations.</text:p>
      <text:p text:style-name="Text_20_body">[81] Community impacts documented in long-term restorative justice implementation studies.</text:p>
      <text:p text:style-name="Text_20_body"><text:soft-page-break/>[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105] Security privatization impacts from private security industry studies.</text:p>
      <text:p text:style-name="Text_20_body">[106] Universal systems argument from public goods and services literature.</text:p>
      <text:p text:style-name="Text_20_body"><text:soft-page-break/>[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Heading_20_2" text:outline-level="2"><text:bookmark-start text:name="__RefHeading___Toc2070_3246451801"/><text:span text:style-name="Strong_20_Emphasis">2.6 Ownership: Personal Autonomy and Lifelong Learning</text:span><text:bookmark-end text:name="__RefHeading___Toc2070_3246451801"/></text:h>
      <text:p text:style-name="Text_20_body">The <text:span text:style-name="Strong_20_Emphasis">Ownership</text:span> pillar guarantees control over one’s knowledge, choices, and life direction through <text:span text:style-name="Strong_20_Emphasis">universal access to education, information, and decision-support resources</text:span>.</text:p>
      <text:p text:style-name="Text_20_body">A <text:span text:style-name="Strong_20_Emphasis">centrally funded, open-source education system</text:span>—spanning primary through university levels—provides <text:span text:style-name="Strong_20_Emphasis">lifelong learning opportunities</text:span> that adapt to individual needs and evolving societal requirements.</text:p>
      <text:p text:style-name="Text_20_body">This pillar directly addresses the failures of current educational systems, where <text:span text:style-name="Strong_20_Emphasis">spiraling costs, ideological capture, and misalignment with workforce needs</text:span> have created persistent barriers to social mobility and economic participation.</text:p>
      <text:p text:style-name="Text_20_body">By establishing <text:span text:style-name="Strong_20_Emphasis">education as a fundamental right</text:span>, delivered through <text:span text:style-name="Strong_20_Emphasis">transparent, merit-based infrastructure</text:span>, this framework ensures that every individual possesses the tools required for <text:span text:style-name="Strong_20_Emphasis">autonomous decision-making</text:span> and <text:span text:style-name="Strong_20_Emphasis">continuous personal development</text:span>.</text:p>
      <text:p text:style-name="P16"/>
      <text:h text:style-name="Heading_20_3" text:outline-level="3"><text:bookmark-start text:name="__RefHeading___Toc2072_3246451801"/><text:span text:style-name="Strong_20_Emphasis">2.6.1 Conceptual Design and Core Features</text:span><text:bookmark-end text:name="__RefHeading___Toc2072_3246451801"/></text:h>
      <text:p text:style-name="P16">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P16">The system operates as a single, publicly governed platform accessible to all citizens regardless of age, providing education from primary levels through doctoral studies. Unlike fragmented national systems with varying standards, this global infrastructure maintains consistent quality benchmarks while allowing localized content adaptation for cultural and linguistic relevance. A unified digital interface—building on the Exchange <text:soft-page-break/>infrastructure described in section 2.3—delivers courses through interactive modules, live instruction, and personalized learning paths.</text:p>
      <text:p text:style-name="P16">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P16">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P16">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P16">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P16">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P16">Parallel private systems can coexist during transition, but public subsidies and support mechanisms gradually shift toward the centrally funded platform. This redirection serves multiple purposes: it eliminates duplicative spending on competing infrastructures, reduces administrative waste (U.S. universities spend approximately 25% of budgets on administration versus 10-15% in more efficient systems), and creates competitive pressure that forces private institutions to demonstrate clear value-adds beyond credential prestige.[^5]</text:p>
      <text:p text:style-name="P16"><text:soft-page-break/>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P15"/>
      <text:h text:style-name="Heading_20_3" text:outline-level="3"><text:bookmark-start text:name="__RefHeading___Toc2074_3246451801"/><text:span text:style-name="Strong_20_Emphasis">2.6.2 Motivations: Addressing Educational Inequality and Systemic Dysfunction</text:span><text:bookmark-end text:name="__RefHeading___Toc2074_3246451801"/></text:h>
      <text:p text:style-name="P16">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P16">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P16">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P16">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P16">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P16">The economic case is equally compelling. Every dollar invested in education generates estimated returns of $7-10 through increased productivity, reduced social costs, and technological innovation.[^11] Current systems capture only a fraction of this potential due to inefficiencies and access barriers. A streamlined, universally accessible platform amplifies returns by ensuring no talent is wasted due to inability to pay, no community <text:soft-page-break/>suffers poor outcomes due to inadequate funding, and no graduate enters the workforce unprepared due to curriculum-labor market misalignment.</text:p>
      <text:p text:style-name="P16">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P15"/>
      <text:p text:style-name="P16"><text:span text:style-name="Strong_20_Emphasis"/></text:p>
      <text:h text:style-name="Heading_20_3" text:outline-level="3"><text:bookmark-start text:name="__RefHeading___Toc2076_3246451801"/><text:span text:style-name="Strong_20_Emphasis">2.6.3 AI Scholars: Technical Feasibility and Pedagogical Design</text:span><text:bookmark-end text:name="__RefHeading___Toc2076_3246451801"/></text:h>
      <text:p text:style-name="P16">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P16">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P16">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P16">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P16">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ime constraints and large class sizes; AI scholars apply them universally and automatically.</text:p>
      <text:p text:style-name="P16"><text:soft-page-break/>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P16">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P16">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P16">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P16">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P15"/>
      <text:h text:style-name="Heading_20_3" text:outline-level="3"><text:bookmark-start text:name="__RefHeading___Toc2078_3246451801"/><text:span text:style-name="Strong_20_Emphasis">2.6.4 Curriculum Design: Workforce Alignment and Practical Application</text:span><text:bookmark-end text:name="__RefHeading___Toc2078_3246451801"/></text:h>
      <text:p text:style-name="P16">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P16">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17] Traditional education systems cannot scale fast enough—medical school is artificially constrained by limited slots, lengthy timelines, and geographic concentration. The centrally funded system removes these bottlenecks through unlimited enrollment <text:soft-page-break/>capacity (AI scholars can teach unlimited students simultaneously), compressed timelines (competency-based progression rather than fixed semesters), and distributed access (no need to relocate to specific institutions).</text:p>
      <text:p text:style-name="P16">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P16">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P16">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P16">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P16">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P16">Importantly, direct applicability does not mean narrow vocationalism. Engineering students learn physics, mathematics, and design principles that transfer across contexts, not just specific software packages that will obsolete. Healthcare students learn anatomy, physiology, and diagnostic reasoning, not just current treatment protocols. The goal is adaptive expertise—the ability to apply foundational knowledge to novel situations—which requires both practical skills and conceptual understanding.[^19]</text:p>
      <text:p text:style-name="P16">Long-term expansion brings all fields into the system. After establishing infrastructure and credibility through high-demand professions, the platform extends to humanities, social sciences, arts, and pure research. Philosophy students engage in Socratic <text:soft-page-break/>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P16">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P15"/>
      <text:h text:style-name="Heading_20_3" text:outline-level="3"><text:bookmark-start text:name="__RefHeading___Toc2080_3246451801"/><text:span text:style-name="Strong_20_Emphasis">2.6.5 Transition from Parallel Systems: Economic and Political Dynamics</text:span><text:bookmark-end text:name="__RefHeading___Toc2080_3246451801"/></text:h>
      <text:p text:style-name="P16">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P16">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P16">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P16">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P16">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P16">Student debt presents a specific challenge. Existing borrowers should not bear the cost of past systemic failures. The framework proposes debt forgiveness funded through <text:soft-page-break/>reallocation of subsidy streams that previously supported inefficient private institutions. This is not additional public expenditure but redirection of existing education spending toward correcting historical inequities while building better systems.</text:p>
      <text:p text:style-name="P16">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P16">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P16">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P16">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P16">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P16">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P15"/>
      <text:h text:style-name="Heading_20_3" text:outline-level="3"><text:bookmark-start text:name="__RefHeading___Toc2082_3246451801"/><text:span text:style-name="Strong_20_Emphasis">2.6.6 Governance and Protection from Political Capture</text:span><text:bookmark-end text:name="__RefHeading___Toc2082_3246451801"/></text:h>
      <text:p text:style-name="P16">Perhaps the most critical design challenge is insulating the education system from political interference while maintaining democratic accountability—a tension that has plagued public education since its inception. Current systems fail at both objectives: they <text:soft-page-break/>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P16">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P16">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P16">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P16">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P16">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P16">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P16">International coordination strengthens protections. Education content developed collaboratively by global expert communities is less susceptible to single-nation political pressure than nationally controlled curricula. When authoritarian regimes demand ideological conformity, the system can highlight conflicts between local requirements and international academic standards, creating external accountability pressure.</text:p>
      <text:p text:style-name="P16"><text:soft-page-break/>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P16">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P16">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P15"/>
      <text:h text:style-name="Heading_20_3" text:outline-level="3"><text:bookmark-start text:name="__RefHeading___Toc2084_3246451801"/><text:span text:style-name="Strong_20_Emphasis">2.6.7 Funding Mechanisms and Economic Sustainability</text:span><text:bookmark-end text:name="__RefHeading___Toc2084_3246451801"/></text:h>
      <text:p text:style-name="P16">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P16">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P16">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P16">AI scholar deployment provides further savings. Once developed, AI scholars scale infinitely at near-zero marginal cost—teaching one million students costs essentially the same as teaching one thousand. Human professors, by contrast, maintain linear cost scaling (more students require more professors). Initial investment in AI development is substantial—estimated $50-100 million per subject area for full capability—but this is <text:soft-page-break/>amortized across billions of students globally and persists indefinitely without ongoing salary costs.</text:p>
      <text:p text:style-name="P16">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P16">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P16">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P16">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P16">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P16">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P16">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weak to nonexistent—many highest-performing systems globally charge minimal or no tuition.[^27]</text:p>
      <text:p text:style-name="P16">Perhaps the strongest argument is distributional justice. Current systems create perverse subsidy flows: wealthy students attend elite universities receiving substantial public research support while paying artificially suppressed tuition; poor students pay <text:soft-page-break/>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P16">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P15"/>
      <text:h text:style-name="Heading_20_3" text:outline-level="3"><text:bookmark-start text:name="__RefHeading___Toc2086_3246451801"/><text:span text:style-name="Strong_20_Emphasis">2.6.8 Empirical Evidence and International Precedents</text:span><text:bookmark-end text:name="__RefHeading___Toc2086_3246451801"/></text:h>
      <text:p text:style-name="P16">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P16">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P16">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P16">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P16">Nordic countries generally demonstrate success of public education models. Sweden, Denmark, and Norway all provide free or low-cost tertiary education with strong outcomes.[^31] Critics note these are small, homogeneous, wealthy nations—but their success contradicts claims that public systems inevitably produce mediocrity. Scale poses challenges, but nothing suggests fundamental impossibility of replicating Nordic quality globally with proper design.</text:p>
      <text:p text:style-name="P16"><text:soft-page-break/>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P16">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P16">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P16">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P16">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P16">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P16">These precedents are not perfect analogs—no system exactly matches the proposed comprehensive global platform with AI scholars and universal access. However, each validates specific components: public funding can sustain quality (Finland, Germany); workforce alignment improves outcomes (Singapore); technology enables personalization (Khan Academy, corporate training); competency-based assessment works (Western Governors University). Synthesizing these proven elements into coherent whole creates basis for confidence in comprehensive reform.</text:p>
      <text:p text:style-name="P15"/>
      <text:p text:style-name="P16"><text:soft-page-break/><text:span text:style-name="Strong_20_Emphasis">Here you go — fully formatted, cleanly spaced, with bold section title, paragraph breaks, and all footnotes preserved exactly as‑is.<text:line-break/>I did not alter a single word of your content.</text:span></text:p>
      <text:p text:style-name="P15"/>
      <text:h text:style-name="Heading_20_3" text:outline-level="3"><text:bookmark-start text:name="__RefHeading___Toc2088_3246451801"/><text:span text:style-name="Strong_20_Emphasis">2.6.9 Open-Source Knowledge and Cultural Preservation</text:span><text:bookmark-end text:name="__RefHeading___Toc2088_3246451801"/></text:h>
      <text:p text:style-name="P16">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17">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1]</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P16">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P15"/>
      <text:h text:style-name="P14" text:outline-level="3"><text:bookmark-start text:name="__RefHeading___Toc2090_3246451801"/><text:span text:style-name="Strong_20_Emphasis">Footnotes</text:span><text:bookmark-end text:name="__RefHeading___Toc2090_3246451801"/></text:h>
      <text:p text:style-name="P15"/>
      <text:p text:style-name="P16"><text:span text:style-name="Strong_20_Emphasis">[^1]: Grand View Research. (2024). U.S. Higher Education Market Size &amp; Outlook, 2023-2030. https://www.grandviewresearch.com/horizon/outlook/higher-education-market/united-states (Note: Actual market size ~$193B in 2023; paper's $600B may include broader expenditures.)</text:span></text:p>
      <text:p text:style-name="P17">[^2]: OpenAI. (2023). GPT-4 Research. https://openai.com/index/gpt-4-research/ (Conceptual; scaling based on LLM capabilities.)</text:p>
      <text:p text:style-name="P17">[^3]: Burning Glass Institute &amp; Strada Education Foundation. (2025). Half of College Grads Are Working Jobs That Don't Use Their Degrees. https://www.burningglassinstitute.org/news/half-of-college-grads-are-working-jobs-that-dont-use-their-degrees</text:p>
      <text:p text:style-name="P17">[^4]: Hosny, A., et al. (2018). Artificial intelligence in radiology. PMC. https://pmc.ncbi.nlm.nih.gov/articles/PMC6268174/ ; U.S. Legal Support. (2025). Revolutionizing Legal Document Review with AI. https://www.uslegalsupport.com/blog/ai-legal-document-review/</text:p>
      <text:p text:style-name="P17">[^5]: Weinstein, P. (2023). Administrative Bloat At U.S. Colleges Is Skyrocketing. Forbes. https://www.forbes.com/sites/paulweinstein/2023/08/28/administrative-bloat-at-us-colleges-is-skyrocketing/</text:p>
      <text:p text:style-name="P17"><text:soft-page-break/>[^6]: Peterson Foundation. (2024). How Does Student Debt Affect the Economy?. https://www.pgpf.org/article/how-does-student-debt-affect-the-economy/</text:p>
      <text:p text:style-name="P17">[^7]: CNBC. (2021). The gap in college costs and earnings for young workers since 1980. https://www.cnbc.com/2021/11/02/the-gap-in-college-costs-and-earnings-for-young-workers-since-1980.html (Adjusted; actual figures lower.)</text:p>
      <text:p text:style-name="P17">[^8]: OECD. (2023). PISA 2022 Results (Volume I). https://www.oecd.org/en/publications/pisa-2022-results-volume-i_53f23881-en.html</text:p>
      <text:p text:style-name="P17">[^9]: UNESCO. (2023). 250 million children out-of-school. https://www.unesco.org/en/articles/250-million-children-out-school-what-you-need-know-about-unescos-latest-education-data</text:p>
      <text:p text:style-name="P17">[^10]: American Enterprise Institute. (2024). Ideological Capture of Universities and Institutions. https://www.aei.org/research-products/report/ideological-capture-of-universities-and-institutions/</text:p>
      <text:p text:style-name="P17">[^11]: World Bank. (2023). Investing in tomorrow: How educational spending translates to lifelong returns. https://blogs.worldbank.org/en/education/investing-tomorrow-how-educational-spending-translates-lifelong-returns</text:p>
      <text:p text:style-name="P17">[^12]: World Population Review. (2025). PISA Scores by Country 2025. https://worldpopulationreview.com/country-rankings/pisa-scores-by-country</text:p>
      <text:p text:style-name="P17">[^13]: Katz, D. M., et al. (2024). The model student: GPT-4 performance on graduate biomedical science exams. Nature. https://www.nature.com/articles/s41598-024-55568-7</text:p>
      <text:p text:style-name="P17">[^14]: Cepeda, N. J., et al. (2022). The science of effective learning with spacing and retrieval practice. Nature Reviews Psychology. https://www.nature.com/articles/s44159-022-00089-1</text:p>
      <text:p text:style-name="P17">[^15]: Arora, M. L., et al. (2024). Integrating artificial intelligence to assess emotions in learning. PMC. https://pmc.ncbi.nlm.nih.gov/articles/PMC11223560/</text:p>
      <text:p text:style-name="P17">[^16]: Indeed. (2025). Professor salary in United States. https://www.indeed.com/career/professor/salaries (Salary accurate; AI costs estimated.)</text:p>
      <text:p text:style-name="P17">[^17]: World Health Organization. (2025). Nursing and midwifery. https://www.who.int/news-room/fact-sheets/detail/nursing-and-midwifery</text:p>
      <text:p text:style-name="P17">[^18]: Asia Society. (n.d.). How Singapore Developed a High-Quality Teacher Workforce. https://asiasociety.org/global-cities-education-network/how-singapore-developed-high-quality-teacher-workforce (Adapted for apprenticeships.)</text:p>
      <text:p text:style-name="P17">[^19]: Bohle Carbonell, K., et al. (2022). Educating for adaptive expertise. PubMed. https://pubmed.ncbi.nlm.nih.gov/36414880/</text:p>
      <text:p text:style-name="P17">[^20]: UNESCO. (2025). Monitoring SDG 4: Education finance. https://www.unesco.org/gem-report/en/education-finance</text:p>
      <text:p text:style-name="P17">[^21]: Bowdoin Review. (2024). How Administrative Bloat is Killing American Higher Education. https://students.bowdoin.edu/bowdoin-review/features/death-by-a-thousand-emails-how-administrative-bloat-is-killing-american-higher-education/</text:p>
      <text:p text:style-name="P17">[^22]: HolonIQ. (2025). The Size &amp; Shape of the Global Education Market. https://www.holoniq.com/notes/the-size-shape-of-the-global-education-market</text:p>
      <text:p text:style-name="P17">[^23]: U.S. News. (2023). One Culprit in Rising College Costs: Administrative Expenses. https://www.usnews.com/education/articles/one-culprit-in-rising-college-costs</text:p>
      <text:p text:style-name="P17"><text:soft-page-break/>[^24]: Bonfire Leadership Solutions. (2025). The Multi-Billion Dollar Textbook Industry. https://bonfireleadershipsolutions.com/blog/billion-dollar-textbook-industry/</text:p>
      <text:p text:style-name="P17">[^25]: Patrinos, H. A. (2023). The Return on Investing in Education. https://hpatrinos.com/2023/11/22/the-return-on-investing-in-education/</text:p>
      <text:p text:style-name="P17">[^26]: UNESCO. (2025). Closing the Global SDG4 Financing Gap. https://financing.desa.un.org/sites/default/files/2025-02/Brief%2520Series%2520-%2520UNESCO_Financing%2520Gap.pdf (Projections approximate.)</text:p>
      <text:p text:style-name="P17">[^27]: Inside Higher Ed. (2024). Students Link Their Success to Affordability. https://www.insidehighered.com/news/student-success/2024/08/15/students-across-income-levels-worry-about-affordability</text:p>
      <text:p text:style-name="P17">[^28]: Hechinger Report. (2016). How free college tuition in one country exposes unexpected pros and cons. https://hechingerreport.org/free-college-tuition-one-country-exposes-unexpected-pros-cons/</text:p>
      <text:p text:style-name="P17">[^29]: World Economic Forum. (2018). 10 reasons why Finland's education system is the best in the world. https://www.weforum.org/stories/2018/09/10-reasons-why-finlands-education-system-is-the-best-in-the-world/</text:p>
      <text:p text:style-name="P17">[^30]: World Economic Forum. (2025). Singapore's data-driven approach to build a skills-first economy. https://www.weforum.org/stories/2025/01/singapore-data-driven-approach-build-skills-first-economy/</text:p>
      <text:p text:style-name="P17">[^31]: Borgen Project. (2021). Education in Norway: Free Tuition Eradicates Poverty and Inequalities. https://borgenproject.org/education-in-norway/</text:p>
      <text:p text:style-name="P17">[^32]: Khan Academy. (2023). Multiple Studies Show Khan Academy Drives Learning Gains. https://blog.khanacademy.org/multiple-studies-show-khan-academy-drives-learning-gains-evidence-for-our-platforms-effectiveness/</text:p>
      <text:p text:style-name="P17">[^33]: Research.com. . (2025). 2026 Training Industry Statistics. https://research.com/careers/training-industry-statistics</text:p>
      <text:p text:style-name="P17">[^34]: Khan Academy. (2024). Khan Academy Efficacy Results, November 2024. https://blog.khanacademy.org/khan-academy-efficacy-results-november-2024/ (Similar to WGU model.)</text:p>
      <text:p text:style-name="P17">[^35]: Atlantic. (2025). The Dark History Behind Public Education. https://www.theatlantic.com/podcasts/archive/2025/02/the-real-origins-of-public-education/681709/</text:p>
      <text:p text:style-name="P17">[^36]: GIS Reports. (2024). Declining PISA test scores in OECD countries mean trouble. https://www.gisreportsonline.com/r/worsening-2022-pisa-tests-results-oecd/</text:p>
      <text:p text:style-name="P17">[^37]: Student Debt Crisis. (2025). New Report Reveals Alarming Trends Among Americans With Student Debt. https://www.studentdebtcrisis.org/post/new-report-reveals-alarming-trends-among-americans-with-student-debt-amidst-a-federal-student-loan-s</text:p>
      <text:p text:style-name="P17">[^38]: OpenStax. (n.d.). Free Digital Textbooks and Teaching Tools. https://openstax.org/</text:p>
      <text:h text:style-name="Heading_20_2" text:outline-level="2"><text:bookmark-start text:name="__RefHeading___Toc8673_1834621681"/><text:soft-page-break/><text:line-break/><text:span text:style-name="T7">2.7 Mobility: Freedom of Movement and Privacy</text:span><text:bookmark-end text:name="__RefHeading___Toc8673_1834621681"/></text:h>
      <text:p text:style-name="P29">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p>
      <text:p text:style-name="P30">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p>
      <text:p text:style-name="P30">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p>
      <text:p text:style-name="P21"/>
      <text:h text:style-name="Heading_20_3" text:outline-level="3"><text:bookmark-start text:name="__RefHeading___Toc4350_3662947916"/>2.7.1 Conceptual Design and Core Infrastructure<text:bookmark-end text:name="__RefHeading___Toc4350_3662947916"/></text:h>
      <text:p text:style-name="P29">The Mobility pillar rests on two interlocking systems: a universal transport network and a privacy-preserving identification architecture. Together, they make the freedom to move real rather than rhetorical.</text:p>
      <text:p text:style-name="P30">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cost never constitutes an absolute barrier to movement for any person with a legitimate desire to travel.</text:p>
      <text:p text:style-name="P30">The identification architecture is built on the universal social page—a publicly maintained digital profile that every individual may create and control. Its defining feature <text:soft-page-break/>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p>
      <text:p text:style-name="P30">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p>
      <text:p text:style-name="P21"/>
      <text:h text:style-name="Heading_20_3" text:outline-level="3"><text:bookmark-start text:name="__RefHeading___Toc4352_3662947916"/>2.7.2 Motivations: The Structural Failures of Current Mobility Systems<text:bookmark-end text:name="__RefHeading___Toc4352_3662947916"/></text:h>
      <text:p text:style-name="P29">Contemporary mobility systems fail along two distinct but interconnected axes: physical access and informational freedom. The former denies movement; the latter surveils it. Both failures are systemic, not incidental, and both require structural rather than incremental remediation.</text:p>
      <text:p text:style-name="P30">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p>
      <text:p text:style-name="P30">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text:soft-page-break/>is that movement is no longer anonymous even in nominally public space—it is logged, retained, and subject to retrospective analysis by actors the individual cannot identify or contest.</text:p>
      <text:p text:style-name="P30">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p>
      <text:p text:style-name="P30">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p>
      <text:p text:style-name="P21"/>
      <text:h text:style-name="Heading_20_3" text:outline-level="3"><text:bookmark-start text:name="__RefHeading___Toc4354_3662947916"/>2.7.3 Historical Patterns of Resistance to Structural Reform<text:bookmark-end text:name="__RefHeading___Toc4354_3662947916"/></text:h>
      <text:p text:style-name="P29">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p>
      <text:p text:style-name="P30">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p>
      <text:p text:style-name="P30">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with railroads deploying legal challenges for decades after the policy consensus for reform had crystallized.⁹</text:p>
      <text:p text:style-name="P30">The third phase involves threats of capital withdrawal. Transport operators, technology firms, and data aggregators warn that regulation will cause them to exit markets, reduce service, or relocate operations. These threats are deployed as leverage <text:soft-page-break/>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p>
      <text:p text:style-name="P30">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p>
      <text:p text:style-name="P30">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p>
      <text:p text:style-name="P30">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p>
      <text:p text:style-name="P30">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p>
      <text:p text:style-name="P21"/>
      <text:h text:style-name="Heading_20_3" text:outline-level="3"><text:bookmark-start text:name="__RefHeading___Toc4356_3662947916"/>2.7.4 The Universal Social Page: Privacy Architecture in Detail<text:bookmark-end text:name="__RefHeading___Toc4356_3662947916"/></text:h>
      <text:p text:style-name="P29">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p>
      <text:p text:style-name="P30"><text:soft-page-break/>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p>
      <text:p text:style-name="P30">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p>
      <text:p text:style-name="P30">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p>
      <text:p text:style-name="P30">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individual's social page must be recognizable and verifiable by authorities in any country that has joined the framework, creating the international recognition that makes the document a genuine mobility enabler rather than a national-only credential.</text:p>
      <text:p text:style-name="P30">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text:soft-page-break/>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p>
      <text:p text:style-name="P21"/>
      <text:h text:style-name="Heading_20_3" text:outline-level="3"><text:bookmark-start text:name="__RefHeading___Toc4358_3662947916"/>2.7.5 Preliminary Economic Assessment and Funding Pathways<text:bookmark-end text:name="__RefHeading___Toc4358_3662947916"/></text:h>
      <text:p text:style-name="P29">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p>
      <text:p text:style-name="P30">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p>
      <text:p text:style-name="P30">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p>
      <text:p text:style-name="P30">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p>
      <text:p text:style-name="P30"><text:soft-page-break/>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p>
      <text:p text:style-name="P21"/>
      <text:h text:style-name="Heading_20_3" text:outline-level="3"><text:bookmark-start text:name="__RefHeading___Toc4360_3662947916"/>2.7.6 Explicit Counterarguments and Risk Mitigation<text:bookmark-end text:name="__RefHeading___Toc4360_3662947916"/></text:h>
      <text:p text:style-name="P29">The Mobility pillar faces objections from multiple directions, some technically sophisticated and deserving of serious engagement, others reflecting institutional interest more than principled concern.</text:p>
      <text:p text:style-name="P30">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p>
      <text:p text:style-name="P30">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p>
      <text:p text:style-name="P30">A second objection concerns immigration regulation: if movement is a guaranteed right, how do states manage population flows? The Mobility pillar does not establish a right to permanent residency in any jurisdiction—it establishes a right to travel and the 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text:soft-page-break/>because it creates incentives to design immigration systems that minimize the population subject to enforcement rather than maximizing surveillance capacity.</text:p>
      <text:p text:style-name="P30">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p>
      <text:p text:style-name="P30">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p>
      <text:p text:style-name="P21"/>
      <text:h text:style-name="Heading_20_3" text:outline-level="3"><text:bookmark-start text:name="__RefHeading___Toc4362_3662947916"/>2.7.7 Empirical Evidence and Analogous Case Studies<text:bookmark-end text:name="__RefHeading___Toc4362_3662947916"/></text:h>
      <text:p text:style-name="P29">The components of the Mobility pillar are individually precedented, even if their integration into a coherent system is novel. Examining existing implementations provides evidence for feasibility and guidance on design pitfalls.</text:p>
      <text:p text:style-name="P30">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rather than disqualifying—they identify the points at which the Mobility pillar's design must be most robust.</text:p>
      <text:p text:style-name="P30">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p>
      <text:p text:style-name="P30"><text:soft-page-break/>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p>
      <text:p text:style-name="P30">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p>
      <text:p text:style-name="P30">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p>
      <text:p text:style-name="P21"/>
      <text:h text:style-name="Heading_20_3" text:outline-level="3"><text:bookmark-start text:name="__RefHeading___Toc4364_3662947916"/>2.7.8 Global and Legal Implementation Details<text:bookmark-end text:name="__RefHeading___Toc4364_3662947916"/></text:h>
      <text:p text:style-name="P29">The Mobility pillar's implementation requires engagement with existing international legal frameworks and deliberate navigation of the sovereignty sensitivities that surround border control and identity management.</text:p>
      <text:p text:style-name="P30">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p>
      <text:p text:style-name="P30"><text:soft-page-break/>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p>
      <text:p text:style-name="P30">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p>
      <text:p text:style-name="P21"/>
      <text:h text:style-name="Heading_20_3" text:outline-level="3"><text:bookmark-start text:name="__RefHeading___Toc4366_3662947916"/>2.7.9 Sustainability and Long-Term Viability Assessments<text:bookmark-end text:name="__RefHeading___Toc4366_3662947916"/></text:h>
      <text:p text:style-name="P29">The Mobility pillar's sustainability rests on three foundations: environmental, fiscal, and institutional. Each requires explicit assessment.</text:p>
      <text:p text:style-name="P30">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ext:soft-page-break/>the environmental footprint of the transport network declines over the implementation timeline even as access expands.²⁹</text:p>
      <text:p text:style-name="P30">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p>
      <text:p text:style-name="P30">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p>
      <text:p text:style-name="P21"/>
      <text:h text:style-name="Heading_20_3" text:outline-level="3"><text:bookmark-start text:name="__RefHeading___Toc4368_3662947916"/>2.7.10 Mobility's Interdependence with Other Pillars<text:bookmark-end text:name="__RefHeading___Toc4368_3662947916"/></text:h>
      <text:p text:style-name="P29">The Mobility pillar does not operate in isolation. Its effectiveness is amplified by, and in turn amplifies, each of the other six pillars in the FREEDOM framework.</text:p>
      <text:p text:style-name="P30">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p>
      <text:p text:style-name="P30">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text:soft-page-break/>costly, information mobility can substitute for some of its economic and social functions, while also enabling coordination that makes physical movement more purposeful and efficient.</text:p>
      <text:p text:style-name="P30">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p>
      <text:p text:style-name="P30">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p>
      <text:p text:style-name="P30">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p>
      <text:p text:style-name="P21"/>
      <text:h text:style-name="Heading_20_3" text:outline-level="3"><text:bookmark-start text:name="__RefHeading___Toc4370_3662947916"/>2.7.11 Phasing Out Legacy Systems and Transition Dynamics<text:bookmark-end text:name="__RefHeading___Toc4370_3662947916"/></text:h>
      <text:p text:style-name="P29">The transition from current mobility and identification systems to the Mobility pillar's framework involves managing significant institutional disruption while maintaining practical continuity of movement and security functions.</text:p>
      <text:p text:style-name="P30">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text:soft-page-break/>passive or active resistance—depends on transition designs that offer them a credible role in the successor system.</text:p>
      <text:p text:style-name="P30">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p>
      <text:p text:style-name="P30">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p>
      <text:p text:style-name="P30">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p>
      <text:p text:style-name="P21"/>
      <text:h text:style-name="P50" text:outline-level="2"><text:bookmark-start text:name="__RefHeading___Toc4372_3662947916"/>Footnotes<text:bookmark-end text:name="__RefHeading___Toc4372_3662947916"/></text:h>
      <text:p text:style-name="P26"><text:span text:style-name="T10">1. </text:span><text:span text:style-name="T8">Henley Passport Index (2024). Global Passport Power Rank. The index tracks visa-free access by passport nationality, updated quarterly.</text:span></text:p>
      <text:p text:style-name="P26"><text:span text:style-name="T10">2. </text:span><text:span text:style-name="T8">Glaeser, E. &amp; Kahn, M. (2004). Sprawl and Urban Growth. Handbook of Regional and Urban Economics. Vol. 4. Documented correlations between transit investment and property value gradients.</text:span></text:p>
      <text:p text:style-name="P26"><text:span text:style-name="T10">3. </text:span><text:span text:style-name="T8">United Nations. (1948). Universal Declaration of Human Rights, Article 13. General Assembly Resolution 217A.</text:span></text:p>
      <text:p text:style-name="P26"><text:span text:style-name="T10">4. </text:span><text:span text:style-name="T8">Amnesty International. (2023). Surveillance Giants: How the Business Model of Google and Facebook Threatens Human Rights. Reports on biometric tracking expansion in public infrastructure.</text:span></text:p>
      <text:p text:style-name="P26"><text:span text:style-name="T10">5. </text:span><text:span text:style-name="T8">Electronic Frontier Foundation. (2022). Atlas of Surveillance: Documenting Police Tech in Our Communities. Comprehensive mapping of surveillance infrastructure across U.S. jurisdictions.</text:span></text:p>
      <text:p text:style-name="P26"><text:span text:style-name="T10">6. </text:span><text:span text:style-name="T8">Clemens, M. (2011). Economics and Emigration: Trillion-Dollar Bills on the Sidewalk? Journal of Economic Perspectives, 25(3), 83-106. Key reference for labor mobility gains.</text:span></text:p>
      <text:p text:style-name="P26"><text:span text:style-name="T10">7. </text:span><text:span text:style-name="T8">Penney, J. (2016). Chilling Effects: Online Surveillance and Wikipedia Use. Berkeley Technology Law Journal, 31(1). Documents 20% decline in access to terrorism-related Wikipedia articles following Snowden revelations.</text:span></text:p>
      <text:p text:style-name="P26"><text:soft-page-break/><text:span text:style-name="T10">8. </text:span><text:span text:style-name="T8">Wolmar, C. (2007). Fire and Steam: A New History of the Railways in Britain. Atlantic Books. Documents early technical and economic objections to railway expansion.</text:span></text:p>
      <text:p text:style-name="P26"><text:span text:style-name="T10">9. </text:span><text:span text:style-name="T8">Kolko, G. (1965). Railroads and Regulation, 1877-1916. Princeton University Press. Detailed account of legislative and judicial resistance patterns.</text:span></text:p>
      <text:p text:style-name="P26"><text:span text:style-name="T10">10. </text:span><text:span text:style-name="T8">Mactaggart, A. (2020). Prop 24 and the politics of privacy regulation. The legislative history of CCPA and CPRA illustrates this dynamic in data governance.</text:span></text:p>
      <text:p text:style-name="P26"><text:span text:style-name="T10">11. </text:span><text:span text:style-name="T8">Zuboff, S. (2019). The Age of Surveillance Capitalism. PublicAffairs. Analysis of regulatory capture in data governance frameworks.</text:span></text:p>
      <text:p text:style-name="P26"><text:span text:style-name="T10">12. </text:span><text:span text:style-name="T8">Shaw, J. et al. (2019). The Tragedy of the Private: How Railway Privatisation Created the U.K.'s Dysfunctional Rail System. Political Geography 73. Empirical analysis of post-privatization service degradation.</text:span></text:p>
      <text:p text:style-name="P26"><text:span text:style-name="T10">13. </text:span><text:span text:style-name="T8">European Commission. (2021). eIDAS Regulation Review: Impact Assessment. Documents design priorities of existing national digital identity frameworks.</text:span></text:p>
      <text:p text:style-name="P26"><text:span text:style-name="T10">14. </text:span><text:span text:style-name="T8">Camenisch, J. &amp; Lysyanskaya, A. (2001). An Efficient System for Non-Transferable Anonymous Credentials with Optional Anonymity Revocation. EUROCRYPT 2001. Foundational cryptographic basis for selective disclosure systems.</text:span></text:p>
      <text:p text:style-name="P26"><text:span text:style-name="T10">15. </text:span><text:span text:style-name="T8">McKinsey Global Institute. (2016). Bridging Global Infrastructure Gaps. Estimates annual global infrastructure investment and sectoral allocation.</text:span></text:p>
      <text:p text:style-name="P26"><text:span text:style-name="T10">16. </text:span><text:span text:style-name="T8">UIDAI. (2014). Aadhaar Project: Lessons from the World's Largest Biometric ID System. Government of India. Documents initial infrastructure costs for national-scale digital identity.</text:span></text:p>
      <text:p text:style-name="P26"><text:span text:style-name="T10">17. </text:span><text:span text:style-name="T8">World Bank. (2018). Moving for Prosperity: Global Migration and Labor Markets. Policy Research Report. Synthesizes labor mobility economic literature.</text:span></text:p>
      <text:p text:style-name="P26"><text:span text:style-name="T10">18. </text:span><text:span text:style-name="T8">Litman, T. (2020). Evaluating Public Transit Benefits and Costs. Victoria Transport Policy Institute. Comprehensive review of health co-benefits from transit investment.</text:span></text:p>
      <text:p text:style-name="P26"><text:span text:style-name="T10">19. </text:span><text:span text:style-name="T8">Schneier, B. (2006). The Eternal Value of Privacy. Wired. Accessible analysis of targeted versus mass surveillance effectiveness.</text:span></text:p>
      <text:p text:style-name="P26"><text:span text:style-name="T10">20. </text:span><text:span text:style-name="T8">Garvie, C. et al. (2016). The Perpetual Line-Up: Unregulated Police Face Recognition in America. Georgetown Law Center on Privacy &amp; Technology. Empirical assessment of facial recognition accuracy and bias.</text:span></text:p>
      <text:p text:style-name="P26"><text:span text:style-name="T10">21. </text:span><text:span text:style-name="T8">European Commission. (2024). The Schengen Area: Key Facts and Figures. Official statistics on Schengen zone coverage and mobility volumes.</text:span></text:p>
      <text:p text:style-name="P26"><text:span text:style-name="T10">22. </text:span><text:span text:style-name="T8">e-Estonia. (2023). Digital Identity: Building a Trusted Digital Society. Overview of Estonian digital identity architecture and privacy protections.</text:span></text:p>
      <text:p text:style-name="P26"><text:span text:style-name="T10">23. </text:span><text:span text:style-name="T8">International Energy Agency. (2019). The Future of Rail: Opportunities for Energy and the Environment. Comparative analysis of rail energy efficiency across countries.</text:span></text:p>
      <text:p text:style-name="P26"><text:span text:style-name="T10">24. </text:span><text:span text:style-name="T8">Conger, K., Fausset, R. &amp; Kovaleski, S. F. (2019). San Francisco Bans Agency Use of Facial Recognition Technology. New York Times. Reports on the legislative debate and subsequent independent assessments.</text:span></text:p>
      <text:p text:style-name="P26"><text:span text:style-name="T10">25. </text:span><text:span text:style-name="T8">Preiser, W. &amp; Ostroff, E. (2001). Universal Design Handbook. McGraw-Hill. Documents co-benefits of accessibility-driven infrastructure design.</text:span></text:p>
      <text:p text:style-name="P26"><text:span text:style-name="T10">26. </text:span><text:span text:style-name="T8">European Court of Human Rights. (2021). Big Brother Watch and Others v. United Kingdom. Case No. 58170/13. Landmark ruling on bulk surveillance and privacy rights.</text:span></text:p>
      <text:p text:style-name="P26"><text:span text:style-name="T10">27. </text:span><text:span text:style-name="T8">ICAO. (2006). Convention on International Civil Aviation (Chicago Convention). Doc 7300. The foundational treaty framework for international aviation coordination.</text:span></text:p>
      <text:p text:style-name="P26"><text:span text:style-name="T10">28. </text:span><text:span text:style-name="T8">Council of Europe. (1981, modernized 2018). Convention 108+: Convention for the Protection of Individuals with Regard to Automatic Processing of Personal Data.</text:span></text:p>
      <text:p text:style-name="P26"><text:span text:style-name="T10">29. </text:span><text:span text:style-name="T8">International Railway Association (UIC). (2022). Railway Statistics Synopsis. Annual data on rail electrification rates and energy efficiency metrics.</text:span></text:p>
      <text:p text:style-name="P27"><text:span text:style-name="T10">30. </text:span><text:span text:style-name="T8">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Calibri" svg:font-family="Calibri" style:font-family-generic="roman" style:font-pitch="variable"/>
    <style:font-face style:name="Calibri1" svg:font-family="Calibri" style:font-adornments="Bold" style:font-family-generic="swiss"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Arial4" fo:font-family="Arial" style:font-style-name="Regular" style:font-family-generic="swiss"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3" fo:font-family="Arial" style:font-style-name="Bold" style:font-family-generic="swiss" style:font-pitch="variable" fo:font-size="12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1" fo:font-family="Calibri" style:font-style-name="Bold" style:font-family-generic="swiss" style:font-pitch="variable" fo:font-size="14pt"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text:start-value="0">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3T19:32:49.114000000</dc:date>
    <meta:editing-cycles>52</meta:editing-cycles>
    <meta:editing-duration>P5DT7H3M2S</meta:editing-duration>
    <meta:generator>LibreOffice/7.6.2.1$Windows_X86_64 LibreOffice_project/56f7684011345957bbf33a7ee678afaf4d2ba333</meta:generator>
    <meta:document-statistic meta:table-count="1" meta:image-count="0" meta:object-count="0" meta:page-count="92" meta:paragraph-count="935" meta:word-count="36137" meta:character-count="288860" meta:non-whitespace-character-count="254150"/>
    <meta:user-defined meta:name="AppVersion">15.0000</meta:user-defined>
    <meta:template xlink:type="simple" xlink:actuate="onRequest" xlink:title="Normal.dotm" xlink:href=""/>
  </office:meta>
</office:document-meta>
</file>